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7.414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9.0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1013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seat</text:p>
          </table:table-cell>
          <table:table-cell office:value-type="string">
            <text:p>tim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seat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erav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eravon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berconwy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erconwy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berdeen North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Aberdeen North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berdeen South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Aberdeen South</text:p>
          </table:table-cell>
          <table:table-cell table:number-columns-repeated="1015"/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West Aberdeenshire and Kincardin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West Aberdeenshire and Kincardine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irdrie and Shotts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irdrie and Shotts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ldersho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Aldershot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ldridge-Brownhills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Aldridge-Brownhills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ltrincham and Sale Wes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Altrincham &amp; Sale West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lyn and Deesid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lyn &amp; Deeside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mber Valley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Amber Valley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ngus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Angus</text:p>
          </table:table-cell>
          <table:table-cell table:number-columns-repeated="1015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East Antrim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Antrim East</text:p>
          </table:table-cell>
          <table:table-cell table:number-columns-repeated="1015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North Antrim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Antrim North</text:p>
          </table:table-cell>
          <table:table-cell table:number-columns-repeated="1015"/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South Antrim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Antrim South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rf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Arfon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rgyll and But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Argyll &amp; Bute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rundel and South Downs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Arundel &amp; South Downs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shfiel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Ashfield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shfor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Ashford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shton-under-Lyne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Ashton Under Lyne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ylesbury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Aylesbury</text:p>
          </table:table-cell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yr, Carrick and Cumnock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Ayr, Carrick &amp; Cumnock</text:p>
          </table:table-cell>
          <table:table-cell table:number-columns-repeated="1015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Central Ayr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Ayrshire Central</text:p>
          </table:table-cell>
          <table:table-cell table:number-columns-repeated="1015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North Ayrshire and Arra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yrshire North &amp; Arran</text:p>
          </table:table-cell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anbur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Banbury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anff and Bucha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Banff &amp; Buchan</text:p>
          </table:table-cell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arking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Barking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arnsley Central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9">
            <text:p>29</text:p>
          </table:table-cell>
          <table:table-cell table:style-name="ce3" office:value-type="string">
            <text:p>Barnsley Central</text:p>
          </table:table-cell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arnsley Ea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Barnsley East</text:p>
          </table:table-cell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arrow and Furness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1">
            <text:p>31</text:p>
          </table:table-cell>
          <table:table-cell table:style-name="ce3" office:value-type="string">
            <text:p>Barrow &amp; Furness</text:p>
          </table:table-cell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asildon and Billericay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2">
            <text:p>32</text:p>
          </table:table-cell>
          <table:table-cell table:style-name="ce3" office:value-type="string">
            <text:p>Basildon &amp; Billericay</text:p>
          </table:table-cell>
          <table:table-cell table:number-columns-repeated="1015"/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South Basildon and East Thurrock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Basildon South &amp; Thurrock East</text:p>
          </table:table-cell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asingstoke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34">
            <text:p>34</text:p>
          </table:table-cell>
          <table:table-cell table:style-name="ce3" office:value-type="string">
            <text:p>Basingstoke</text:p>
          </table:table-cell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assetlaw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Bassetlaw</text:p>
          </table:table-cell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a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Bath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Batley and Spen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7">
            <text:p>37</text:p>
          </table:table-cell>
          <table:table-cell table:style-name="ce3" office:value-type="string">
            <text:p>Batley &amp; Spen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attersea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Battersea</text:p>
          </table:table-cell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eaconsfiel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Beaconsfield</text:p>
          </table:table-cell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eckenham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Beckenham</text:p>
          </table:table-cell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Bedford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1">
            <text:p>41</text:p>
          </table:table-cell>
          <table:table-cell table:style-name="ce3" office:value-type="string">
            <text:p>Bedford</text:p>
          </table:table-cell>
          <table:table-cell table:number-columns-repeated="1015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Mid Bedfordshir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Bedfordshire Mid</text:p>
          </table:table-cell>
          <table:table-cell table:number-columns-repeated="1015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North East Bedford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Bedfordshire North East</text:p>
          </table:table-cell>
          <table:table-cell table:number-columns-repeated="1015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South West Bedfordshir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Bedfordshire South West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elfast East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Belfast East</text:p>
          </table:table-cell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elfast North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6">
            <text:p>46</text:p>
          </table:table-cell>
          <table:table-cell table:style-name="ce3" office:value-type="string">
            <text:p>Belfast North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Belfast South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7">
            <text:p>47</text:p>
          </table:table-cell>
          <table:table-cell table:style-name="ce3" office:value-type="string">
            <text:p>Belfast South</text:p>
          </table:table-cell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elfast West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8">
            <text:p>48</text:p>
          </table:table-cell>
          <table:table-cell table:style-name="ce3" office:value-type="string">
            <text:p>Belfast West</text:p>
          </table:table-cell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ermondsey and Old Southwark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Bermondsey &amp; Old Southwark</text:p>
          </table:table-cell>
          <table:table-cell table:number-columns-repeated="101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Berwick-upon-Tweed</text:p>
          </table:table-cell>
          <table:table-cell table:style-name="ce2" office:value-type="time" office:time-value="PT12H00M00S">
            <text:p>12:00:00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Berwick-upon-Tweed</text:p>
          </table:table-cell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erwickshire, Roxburgh and Selkirk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Berwickshire, Roxburgh &amp; Selkirk</text:p>
          </table:table-cell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ethnal Green and Bow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Bethnal Green &amp; Bow</text:p>
          </table:table-cell>
          <table:table-cell table:number-columns-repeated="101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everley and Holderness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Beverley &amp; Holderness</text:p>
          </table:table-cell>
          <table:table-cell table:number-columns-repeated="101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exhill and Battl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4">
            <text:p>54</text:p>
          </table:table-cell>
          <table:table-cell table:style-name="ce3" office:value-type="string">
            <text:p>Bexhill &amp; Battle</text:p>
          </table:table-cell>
          <table:table-cell table:number-columns-repeated="101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exleyheath and Crayfor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Bexleyheath &amp; Crayford</text:p>
          </table:table-cell>
          <table:table-cell table:number-columns-repeated="101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irkenhea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Birkenhead</text:p>
          </table:table-cell>
          <table:table-cell table:number-columns-repeated="101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irmingham Edgbaston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57">
            <text:p>57</text:p>
          </table:table-cell>
          <table:table-cell table:style-name="ce3" office:value-type="string">
            <text:p>Birmingham Edgbaston</text:p>
          </table:table-cell>
          <table:table-cell table:number-columns-repeated="101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irmingham Erdington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8">
            <text:p>58</text:p>
          </table:table-cell>
          <table:table-cell table:style-name="ce3" office:value-type="string">
            <text:p>Birmingham Erdington</text:p>
          </table:table-cell>
          <table:table-cell table:number-columns-repeated="101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Birmingham Hall Green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Birmingham Hall Green</text:p>
          </table:table-cell>
          <table:table-cell table:number-columns-repeated="101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irmingham Hodge Hill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Birmingham Hodge Hill</text:p>
          </table:table-cell>
          <table:table-cell table:number-columns-repeated="101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Birmingham Ladywoo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Birmingham Ladywood</text:p>
          </table:table-cell>
          <table:table-cell table:number-columns-repeated="101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Birmingham Northfiel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2">
            <text:p>62</text:p>
          </table:table-cell>
          <table:table-cell table:style-name="ce3" office:value-type="string">
            <text:p>Birmingham Northfield</text:p>
          </table:table-cell>
          <table:table-cell table:number-columns-repeated="101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Birmingham Perry Barr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Birmingham Perry Barr</text:p>
          </table:table-cell>
          <table:table-cell table:number-columns-repeated="101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irmingham Selly Oak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Birmingham Selly Oak</text:p>
          </table:table-cell>
          <table:table-cell table:number-columns-repeated="101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Birmingham Yardl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5">
            <text:p>65</text:p>
          </table:table-cell>
          <table:table-cell table:style-name="ce3" office:value-type="string">
            <text:p>Birmingham Yardley</text:p>
          </table:table-cell>
          <table:table-cell table:number-columns-repeated="101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Bishop Auckland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66">
            <text:p>66</text:p>
          </table:table-cell>
          <table:table-cell table:style-name="ce3" office:value-type="string">
            <text:p>Bishop Auckland</text:p>
          </table:table-cell>
          <table:table-cell table:number-columns-repeated="101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Blackbur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7">
            <text:p>67</text:p>
          </table:table-cell>
          <table:table-cell table:style-name="ce3" office:value-type="string">
            <text:p>Blackburn</text:p>
          </table:table-cell>
          <table:table-cell table:number-columns-repeated="101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Blackley and Broughton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68">
            <text:p>68</text:p>
          </table:table-cell>
          <table:table-cell table:style-name="ce3" office:value-type="string">
            <text:p>Blackley &amp; Broughton</text:p>
          </table:table-cell>
          <table:table-cell table:number-columns-repeated="101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Blackpool North and Cleveleys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69">
            <text:p>69</text:p>
          </table:table-cell>
          <table:table-cell table:style-name="ce3" office:value-type="string">
            <text:p>Blackpool North &amp; Cleveleys</text:p>
          </table:table-cell>
          <table:table-cell table:number-columns-repeated="101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Blackpool South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lackpool South</text:p>
          </table:table-cell>
          <table:table-cell table:number-columns-repeated="101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Blaenau Gwent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71">
            <text:p>71</text:p>
          </table:table-cell>
          <table:table-cell table:style-name="ce3" office:value-type="string">
            <text:p>Blaenau Gwent</text:p>
          </table:table-cell>
          <table:table-cell table:number-columns-repeated="101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Blaydo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72">
            <text:p>72</text:p>
          </table:table-cell>
          <table:table-cell table:style-name="ce3" office:value-type="string">
            <text:p>Blaydon</text:p>
          </table:table-cell>
          <table:table-cell table:number-columns-repeated="101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Blyth Valley</text:p>
          </table:table-cell>
          <table:table-cell table:style-name="ce2" office:value-type="time" office:time-value="PT12H00M00S">
            <text:p>12:00:00</text:p>
          </table:table-cell>
          <table:table-cell table:style-name="ce3" office:value-type="float" office:value="73">
            <text:p>73</text:p>
          </table:table-cell>
          <table:table-cell table:style-name="ce3" office:value-type="string">
            <text:p>Blyth Valley</text:p>
          </table:table-cell>
          <table:table-cell table:number-columns-repeated="101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Bognor Regis and Littlehampton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Bognor Regis &amp; Littlehampton</text:p>
          </table:table-cell>
          <table:table-cell table:number-columns-repeated="101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Bolsover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Bolsover</text:p>
          </table:table-cell>
          <table:table-cell table:number-columns-repeated="101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Bolton North Ea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76">
            <text:p>76</text:p>
          </table:table-cell>
          <table:table-cell table:style-name="ce3" office:value-type="string">
            <text:p>Bolton North East</text:p>
          </table:table-cell>
          <table:table-cell table:number-columns-repeated="101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Bolton South Ea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77">
            <text:p>77</text:p>
          </table:table-cell>
          <table:table-cell table:style-name="ce3" office:value-type="string">
            <text:p>Bolton South East</text:p>
          </table:table-cell>
          <table:table-cell table:number-columns-repeated="101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Bolton We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78">
            <text:p>78</text:p>
          </table:table-cell>
          <table:table-cell table:style-name="ce3" office:value-type="string">
            <text:p>Bolton West</text:p>
          </table:table-cell>
          <table:table-cell table:number-columns-repeated="101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Bootl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79">
            <text:p>79</text:p>
          </table:table-cell>
          <table:table-cell table:style-name="ce3" office:value-type="string">
            <text:p>Bootle</text:p>
          </table:table-cell>
          <table:table-cell table:number-columns-repeated="101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Boston and Skegness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Boston &amp; Skegness</text:p>
          </table:table-cell>
          <table:table-cell table:number-columns-repeated="101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Bosw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81">
            <text:p>81</text:p>
          </table:table-cell>
          <table:table-cell table:style-name="ce3" office:value-type="string">
            <text:p>Bosworth</text:p>
          </table:table-cell>
          <table:table-cell table:number-columns-repeated="101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Bournemouth East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82">
            <text:p>82</text:p>
          </table:table-cell>
          <table:table-cell table:style-name="ce3" office:value-type="string">
            <text:p>Bournemouth East</text:p>
          </table:table-cell>
          <table:table-cell table:number-columns-repeated="1015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Bournemouth West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83">
            <text:p>83</text:p>
          </table:table-cell>
          <table:table-cell table:style-name="ce3" office:value-type="string">
            <text:p>Bournemouth West</text:p>
          </table:table-cell>
          <table:table-cell table:number-columns-repeated="1015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Bracknell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84">
            <text:p>84</text:p>
          </table:table-cell>
          <table:table-cell table:style-name="ce3" office:value-type="string">
            <text:p>Bracknell</text:p>
          </table:table-cell>
          <table:table-cell table:number-columns-repeated="1015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Bradford Eas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85">
            <text:p>85</text:p>
          </table:table-cell>
          <table:table-cell table:style-name="ce3" office:value-type="string">
            <text:p>Bradford East</text:p>
          </table:table-cell>
          <table:table-cell table:number-columns-repeated="1015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Bradford Sou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86">
            <text:p>86</text:p>
          </table:table-cell>
          <table:table-cell table:style-name="ce3" office:value-type="string">
            <text:p>Bradford South</text:p>
          </table:table-cell>
          <table:table-cell table:number-columns-repeated="1015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Bradford Wes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87">
            <text:p>87</text:p>
          </table:table-cell>
          <table:table-cell table:style-name="ce3" office:value-type="string">
            <text:p>Bradford West</text:p>
          </table:table-cell>
          <table:table-cell table:number-columns-repeated="1015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Braintre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88">
            <text:p>88</text:p>
          </table:table-cell>
          <table:table-cell table:style-name="ce3" office:value-type="string">
            <text:p>Braintree</text:p>
          </table:table-cell>
          <table:table-cell table:number-columns-repeated="1015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Brecon and Radnor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89">
            <text:p>89</text:p>
          </table:table-cell>
          <table:table-cell table:style-name="ce3" office:value-type="string">
            <text:p>Brecon &amp; Radnorshire</text:p>
          </table:table-cell>
          <table:table-cell table:number-columns-repeated="1015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Brent Central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Brent Central</text:p>
          </table:table-cell>
          <table:table-cell table:number-columns-repeated="1015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Brent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91">
            <text:p>91</text:p>
          </table:table-cell>
          <table:table-cell table:style-name="ce3" office:value-type="string">
            <text:p>Brent North</text:p>
          </table:table-cell>
          <table:table-cell table:number-columns-repeated="1015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Brentford and Islewor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92">
            <text:p>92</text:p>
          </table:table-cell>
          <table:table-cell table:style-name="ce3" office:value-type="string">
            <text:p>Brentford &amp; Isleworth</text:p>
          </table:table-cell>
          <table:table-cell table:number-columns-repeated="1015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Brentwood and Ongar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93">
            <text:p>93</text:p>
          </table:table-cell>
          <table:table-cell table:style-name="ce3" office:value-type="string">
            <text:p>Brentwood &amp; Ongar</text:p>
          </table:table-cell>
          <table:table-cell table:number-columns-repeated="1015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Bridgen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94">
            <text:p>94</text:p>
          </table:table-cell>
          <table:table-cell table:style-name="ce3" office:value-type="string">
            <text:p>Bridgend</text:p>
          </table:table-cell>
          <table:table-cell table:number-columns-repeated="1015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Bridgwater and West Somerse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Bridgwater &amp; Somerset West</text:p>
          </table:table-cell>
          <table:table-cell table:number-columns-repeated="1015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Brigg and Gool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96">
            <text:p>96</text:p>
          </table:table-cell>
          <table:table-cell table:style-name="ce3" office:value-type="string">
            <text:p>Brigg &amp; Goole</text:p>
          </table:table-cell>
          <table:table-cell table:number-columns-repeated="1015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Brighton Kemptow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97">
            <text:p>97</text:p>
          </table:table-cell>
          <table:table-cell table:style-name="ce3" office:value-type="string">
            <text:p>Brighton Kemptown</text:p>
          </table:table-cell>
          <table:table-cell table:number-columns-repeated="1015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Brighton Pavili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Brighton Pavilion</text:p>
          </table:table-cell>
          <table:table-cell table:number-columns-repeated="1015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Bristol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Bristol East</text:p>
          </table:table-cell>
          <table:table-cell table:number-columns-repeated="1015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ristol North We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Bristol North West</text:p>
          </table:table-cell>
          <table:table-cell table:number-columns-repeated="1015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Bristol Sou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01">
            <text:p>101</text:p>
          </table:table-cell>
          <table:table-cell table:style-name="ce3" office:value-type="string">
            <text:p>Bristol South</text:p>
          </table:table-cell>
          <table:table-cell table:number-columns-repeated="1015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ristol We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02">
            <text:p>102</text:p>
          </table:table-cell>
          <table:table-cell table:style-name="ce3" office:value-type="string">
            <text:p>Bristol West</text:p>
          </table:table-cell>
          <table:table-cell table:number-columns-repeated="1015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roadland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103">
            <text:p>103</text:p>
          </table:table-cell>
          <table:table-cell table:style-name="ce3" office:value-type="string">
            <text:p>Broadland</text:p>
          </table:table-cell>
          <table:table-cell table:number-columns-repeated="1015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Bromley and Chislehurst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104">
            <text:p>104</text:p>
          </table:table-cell>
          <table:table-cell table:style-name="ce3" office:value-type="string">
            <text:p>Bromley &amp; Chislehurst</text:p>
          </table:table-cell>
          <table:table-cell table:number-columns-repeated="1015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romsgrov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05">
            <text:p>105</text:p>
          </table:table-cell>
          <table:table-cell table:style-name="ce3" office:value-type="string">
            <text:p>Bromsgrove</text:p>
          </table:table-cell>
          <table:table-cell table:number-columns-repeated="1015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roxbourne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06">
            <text:p>106</text:p>
          </table:table-cell>
          <table:table-cell table:style-name="ce3" office:value-type="string">
            <text:p>Broxbourne</text:p>
          </table:table-cell>
          <table:table-cell table:number-columns-repeated="1015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Broxtow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07">
            <text:p>107</text:p>
          </table:table-cell>
          <table:table-cell table:style-name="ce3" office:value-type="string">
            <text:p>Broxtowe</text:p>
          </table:table-cell>
          <table:table-cell table:number-columns-repeated="1015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Buckingham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108">
            <text:p>108</text:p>
          </table:table-cell>
          <table:table-cell table:style-name="ce3" office:value-type="string">
            <text:p>Buckingham</text:p>
          </table:table-cell>
          <table:table-cell table:number-columns-repeated="1015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Burnley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109">
            <text:p>109</text:p>
          </table:table-cell>
          <table:table-cell table:style-name="ce3" office:value-type="string">
            <text:p>Burnley</text:p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Burt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10">
            <text:p>110</text:p>
          </table:table-cell>
          <table:table-cell table:style-name="ce3" office:value-type="string">
            <text:p>Burton</text:p>
          </table:table-cell>
          <table:table-cell table:number-columns-repeated="1015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ury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11">
            <text:p>111</text:p>
          </table:table-cell>
          <table:table-cell table:style-name="ce3" office:value-type="string">
            <text:p>Bury North</text:p>
          </table:table-cell>
          <table:table-cell table:number-columns-repeated="1015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Bury Sou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12">
            <text:p>112</text:p>
          </table:table-cell>
          <table:table-cell table:style-name="ce3" office:value-type="string">
            <text:p>Bury South</text:p>
          </table:table-cell>
          <table:table-cell table:number-columns-repeated="1015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Bury St. Edmunds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13">
            <text:p>113</text:p>
          </table:table-cell>
          <table:table-cell table:style-name="ce3" office:value-type="string">
            <text:p>Bury St Edmunds</text:p>
          </table:table-cell>
          <table:table-cell table:number-columns-repeated="1015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Caerphilly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14">
            <text:p>114</text:p>
          </table:table-cell>
          <table:table-cell table:style-name="ce3" office:value-type="string">
            <text:p>Caerphilly</text:p>
          </table:table-cell>
          <table:table-cell table:number-columns-repeated="1015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Caithness, Sutherland and Easter Ross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15">
            <text:p>115</text:p>
          </table:table-cell>
          <table:table-cell table:style-name="ce3" office:value-type="string">
            <text:p>Caithness, Sutherland &amp; Easter Ross</text:p>
          </table:table-cell>
          <table:table-cell table:number-columns-repeated="1015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Calder Vall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16">
            <text:p>116</text:p>
          </table:table-cell>
          <table:table-cell table:style-name="ce3" office:value-type="string">
            <text:p>Calder Valley</text:p>
          </table:table-cell>
          <table:table-cell table:number-columns-repeated="1015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Camberwell and Peckham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17">
            <text:p>117</text:p>
          </table:table-cell>
          <table:table-cell table:style-name="ce3" office:value-type="string">
            <text:p>Camberwell &amp; Peckham</text:p>
          </table:table-cell>
          <table:table-cell table:number-columns-repeated="1015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Camborne and Redruth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118">
            <text:p>118</text:p>
          </table:table-cell>
          <table:table-cell table:style-name="ce3" office:value-type="string">
            <text:p>Camborne &amp; Redruth</text:p>
          </table:table-cell>
          <table:table-cell table:number-columns-repeated="1015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Cambridg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19">
            <text:p>119</text:p>
          </table:table-cell>
          <table:table-cell table:style-name="ce3" office:value-type="string">
            <text:p>Cambridge</text:p>
          </table:table-cell>
          <table:table-cell table:number-columns-repeated="1015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North East Cambridge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Cambridgeshire North East</text:p>
          </table:table-cell>
          <table:table-cell table:number-columns-repeated="1015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North West Cambridgeshir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121">
            <text:p>121</text:p>
          </table:table-cell>
          <table:table-cell table:style-name="ce3" office:value-type="string">
            <text:p>Cambridgeshire North West</text:p>
          </table:table-cell>
          <table:table-cell table:number-columns-repeated="1015"/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South Cambridgeshir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122">
            <text:p>122</text:p>
          </table:table-cell>
          <table:table-cell table:style-name="ce3" office:value-type="string">
            <text:p>Cambridgeshire South</text:p>
          </table:table-cell>
          <table:table-cell table:number-columns-repeated="1015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South East Cambridgeshire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123">
            <text:p>123</text:p>
          </table:table-cell>
          <table:table-cell table:style-name="ce3" office:value-type="string">
            <text:p>Cambridgeshire South East</text:p>
          </table:table-cell>
          <table:table-cell table:number-columns-repeated="1015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annock Chas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24">
            <text:p>124</text:p>
          </table:table-cell>
          <table:table-cell table:style-name="ce3" office:value-type="string">
            <text:p>Cannock Chase</text:p>
          </table:table-cell>
          <table:table-cell table:number-columns-repeated="1015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Canterbury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25">
            <text:p>125</text:p>
          </table:table-cell>
          <table:table-cell table:style-name="ce3" office:value-type="string">
            <text:p>Canterbury</text:p>
          </table:table-cell>
          <table:table-cell table:number-columns-repeated="1015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Cardiff Central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126">
            <text:p>126</text:p>
          </table:table-cell>
          <table:table-cell table:style-name="ce3" office:value-type="string">
            <text:p>Cardiff Central</text:p>
          </table:table-cell>
          <table:table-cell table:number-columns-repeated="1015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Cardiff North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127">
            <text:p>127</text:p>
          </table:table-cell>
          <table:table-cell table:style-name="ce3" office:value-type="string">
            <text:p>Cardiff North</text:p>
          </table:table-cell>
          <table:table-cell table:number-columns-repeated="1015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Cardiff South and Penarth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128">
            <text:p>128</text:p>
          </table:table-cell>
          <table:table-cell table:style-name="ce3" office:value-type="string">
            <text:p>Cardiff South &amp; Penarth</text:p>
          </table:table-cell>
          <table:table-cell table:number-columns-repeated="1015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Cardiff West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129">
            <text:p>129</text:p>
          </table:table-cell>
          <table:table-cell table:style-name="ce3" office:value-type="string">
            <text:p>Cardiff West</text:p>
          </table:table-cell>
          <table:table-cell table:number-columns-repeated="1015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Carlisl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30">
            <text:p>130</text:p>
          </table:table-cell>
          <table:table-cell table:style-name="ce3" office:value-type="string">
            <text:p>Carlisle</text:p>
          </table:table-cell>
          <table:table-cell table:number-columns-repeated="1015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Carmarthen East and Dinefwr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31">
            <text:p>131</text:p>
          </table:table-cell>
          <table:table-cell table:style-name="ce3" office:value-type="string">
            <text:p>Carmarthen East &amp; Dinefwr</text:p>
          </table:table-cell>
          <table:table-cell table:number-columns-repeated="1015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Carmarthen West and South Pembrokeshire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32">
            <text:p>132</text:p>
          </table:table-cell>
          <table:table-cell table:style-name="ce3" office:value-type="string">
            <text:p>Carmarthen West &amp; Pembrokeshire South</text:p>
          </table:table-cell>
          <table:table-cell table:number-columns-repeated="1015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Carshalton and Wallingto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33">
            <text:p>133</text:p>
          </table:table-cell>
          <table:table-cell table:style-name="ce3" office:value-type="string">
            <text:p>Carshalton &amp; Wallington</text:p>
          </table:table-cell>
          <table:table-cell table:number-columns-repeated="1015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Castle Point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34">
            <text:p>134</text:p>
          </table:table-cell>
          <table:table-cell table:style-name="ce3" office:value-type="string">
            <text:p>Castle Point</text:p>
          </table:table-cell>
          <table:table-cell table:number-columns-repeated="1015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Ceredigio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35">
            <text:p>135</text:p>
          </table:table-cell>
          <table:table-cell table:style-name="ce3" office:value-type="string">
            <text:p>Ceredigion</text:p>
          </table:table-cell>
          <table:table-cell table:number-columns-repeated="1015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Charnwood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136">
            <text:p>136</text:p>
          </table:table-cell>
          <table:table-cell table:style-name="ce3" office:value-type="string">
            <text:p>Charnwood</text:p>
          </table:table-cell>
          <table:table-cell table:number-columns-repeated="1015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Chatham and Aylesfor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37">
            <text:p>137</text:p>
          </table:table-cell>
          <table:table-cell table:style-name="ce3" office:value-type="string">
            <text:p>Chatham &amp; Aylesford</text:p>
          </table:table-cell>
          <table:table-cell table:number-columns-repeated="1015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Cheadl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38">
            <text:p>138</text:p>
          </table:table-cell>
          <table:table-cell table:style-name="ce3" office:value-type="string">
            <text:p>Cheadle</text:p>
          </table:table-cell>
          <table:table-cell table:number-columns-repeated="1015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Chelmsford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39">
            <text:p>139</text:p>
          </table:table-cell>
          <table:table-cell table:style-name="ce3" office:value-type="string">
            <text:p>Chelmsford</text:p>
          </table:table-cell>
          <table:table-cell table:number-columns-repeated="1015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Chelsea and Fulham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40">
            <text:p>140</text:p>
          </table:table-cell>
          <table:table-cell table:style-name="ce3" office:value-type="string">
            <text:p>Chelsea &amp; Fulham</text:p>
          </table:table-cell>
          <table:table-cell table:number-columns-repeated="1015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Cheltenham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141">
            <text:p>141</text:p>
          </table:table-cell>
          <table:table-cell table:style-name="ce3" office:value-type="string">
            <text:p>Cheltenham</text:p>
          </table:table-cell>
          <table:table-cell table:number-columns-repeated="1015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Chesham and Amersham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42">
            <text:p>142</text:p>
          </table:table-cell>
          <table:table-cell table:style-name="ce3" office:value-type="string">
            <text:p>Chesham &amp; Amersham</text:p>
          </table:table-cell>
          <table:table-cell table:number-columns-repeated="1015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City of Chester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143">
            <text:p>143</text:p>
          </table:table-cell>
          <table:table-cell table:style-name="ce3" office:value-type="string">
            <text:p>Chester, City of</text:p>
          </table:table-cell>
          <table:table-cell table:number-columns-repeated="1015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hesterfiel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44">
            <text:p>144</text:p>
          </table:table-cell>
          <table:table-cell table:style-name="ce3" office:value-type="string">
            <text:p>Chesterfield</text:p>
          </table:table-cell>
          <table:table-cell table:number-columns-repeated="1015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hichester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45">
            <text:p>145</text:p>
          </table:table-cell>
          <table:table-cell table:style-name="ce3" office:value-type="string">
            <text:p>Chichester</text:p>
          </table:table-cell>
          <table:table-cell table:number-columns-repeated="1015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Chingford and Woodford Gree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46">
            <text:p>146</text:p>
          </table:table-cell>
          <table:table-cell table:style-name="ce3" office:value-type="string">
            <text:p>Chingford &amp; Woodford Green</text:p>
          </table:table-cell>
          <table:table-cell table:number-columns-repeated="1015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Chippenham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47">
            <text:p>147</text:p>
          </table:table-cell>
          <table:table-cell table:style-name="ce3" office:value-type="string">
            <text:p>Chippenham</text:p>
          </table:table-cell>
          <table:table-cell table:number-columns-repeated="1015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Chipping Barne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48">
            <text:p>148</text:p>
          </table:table-cell>
          <table:table-cell table:style-name="ce3" office:value-type="string">
            <text:p>Chipping Barnet</text:p>
          </table:table-cell>
          <table:table-cell table:number-columns-repeated="1015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Chorl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49">
            <text:p>149</text:p>
          </table:table-cell>
          <table:table-cell table:style-name="ce3" office:value-type="string">
            <text:p>Chorley</text:p>
          </table:table-cell>
          <table:table-cell table:number-columns-repeated="1015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Christchurch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150">
            <text:p>150</text:p>
          </table:table-cell>
          <table:table-cell table:style-name="ce3" office:value-type="string">
            <text:p>Christchurch</text:p>
          </table:table-cell>
          <table:table-cell table:number-columns-repeated="1015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Cities of London and Westminster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151">
            <text:p>151</text:p>
          </table:table-cell>
          <table:table-cell table:style-name="ce3" office:value-type="string">
            <text:p>Cities of London &amp; Westminster</text:p>
          </table:table-cell>
          <table:table-cell table:number-columns-repeated="1015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Clacton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52">
            <text:p>152</text:p>
          </table:table-cell>
          <table:table-cell table:style-name="ce3" office:value-type="string">
            <text:p>Clacton</text:p>
          </table:table-cell>
          <table:table-cell table:number-columns-repeated="1015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Cleethorpes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153">
            <text:p>153</text:p>
          </table:table-cell>
          <table:table-cell table:style-name="ce3" office:value-type="string">
            <text:p>Cleethorpes</text:p>
          </table:table-cell>
          <table:table-cell table:number-columns-repeated="1015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Clwyd Sou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54">
            <text:p>154</text:p>
          </table:table-cell>
          <table:table-cell table:style-name="ce3" office:value-type="string">
            <text:p>Clwyd South</text:p>
          </table:table-cell>
          <table:table-cell table:number-columns-repeated="1015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lwyd We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55">
            <text:p>155</text:p>
          </table:table-cell>
          <table:table-cell table:style-name="ce3" office:value-type="string">
            <text:p>Clwyd West</text:p>
          </table:table-cell>
          <table:table-cell table:number-columns-repeated="1015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oatbridge, Chryston and Bellshill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56">
            <text:p>156</text:p>
          </table:table-cell>
          <table:table-cell table:style-name="ce3" office:value-type="string">
            <text:p>Coatbridge, Chryston &amp; Bellshill</text:p>
          </table:table-cell>
          <table:table-cell table:number-columns-repeated="1015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Colchester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57">
            <text:p>157</text:p>
          </table:table-cell>
          <table:table-cell table:style-name="ce3" office:value-type="string">
            <text:p>Colchester</text:p>
          </table:table-cell>
          <table:table-cell table:number-columns-repeated="1015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Colne Valle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58">
            <text:p>158</text:p>
          </table:table-cell>
          <table:table-cell table:style-name="ce3" office:value-type="string">
            <text:p>Colne Valley</text:p>
          </table:table-cell>
          <table:table-cell table:number-columns-repeated="1015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Congleton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59">
            <text:p>159</text:p>
          </table:table-cell>
          <table:table-cell table:style-name="ce3" office:value-type="string">
            <text:p>Congleton</text:p>
          </table:table-cell>
          <table:table-cell table:number-columns-repeated="1015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Copeland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60">
            <text:p>160</text:p>
          </table:table-cell>
          <table:table-cell table:style-name="ce3" office:value-type="string">
            <text:p>Copeland</text:p>
          </table:table-cell>
          <table:table-cell table:number-columns-repeated="1015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Corb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61">
            <text:p>161</text:p>
          </table:table-cell>
          <table:table-cell table:style-name="ce3" office:value-type="string">
            <text:p>Corby</text:p>
          </table:table-cell>
          <table:table-cell table:number-columns-repeated="1015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North Cornwall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162">
            <text:p>162</text:p>
          </table:table-cell>
          <table:table-cell table:style-name="ce3" office:value-type="string">
            <text:p>Cornwall North</text:p>
          </table:table-cell>
          <table:table-cell table:number-columns-repeated="1015"/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South East Cornwall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163">
            <text:p>163</text:p>
          </table:table-cell>
          <table:table-cell table:style-name="ce3" office:value-type="string">
            <text:p>Cornwall South East</text:p>
          </table:table-cell>
          <table:table-cell table:number-columns-repeated="1015"/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The Cotswolds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164">
            <text:p>164</text:p>
          </table:table-cell>
          <table:table-cell table:style-name="ce3" office:value-type="string">
            <text:p>Cotswolds, The</text:p>
          </table:table-cell>
          <table:table-cell table:number-columns-repeated="1015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Coventry North Eas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65">
            <text:p>165</text:p>
          </table:table-cell>
          <table:table-cell table:style-name="ce3" office:value-type="string">
            <text:p>Coventry North East</text:p>
          </table:table-cell>
          <table:table-cell table:number-columns-repeated="1015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Coventry North Wes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66">
            <text:p>166</text:p>
          </table:table-cell>
          <table:table-cell table:style-name="ce3" office:value-type="string">
            <text:p>Coventry North West</text:p>
          </table:table-cell>
          <table:table-cell table:number-columns-repeated="1015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Coventry Sou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67">
            <text:p>167</text:p>
          </table:table-cell>
          <table:table-cell table:style-name="ce3" office:value-type="string">
            <text:p>Coventry South</text:p>
          </table:table-cell>
          <table:table-cell table:number-columns-repeated="1015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Crawley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68">
            <text:p>168</text:p>
          </table:table-cell>
          <table:table-cell table:style-name="ce3" office:value-type="string">
            <text:p>Crawley</text:p>
          </table:table-cell>
          <table:table-cell table:number-columns-repeated="1015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Crewe and Nantwich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69">
            <text:p>169</text:p>
          </table:table-cell>
          <table:table-cell table:style-name="ce3" office:value-type="string">
            <text:p>Crewe &amp; Nantwich</text:p>
          </table:table-cell>
          <table:table-cell table:number-columns-repeated="1015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Croydon Central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70">
            <text:p>170</text:p>
          </table:table-cell>
          <table:table-cell table:style-name="ce3" office:value-type="string">
            <text:p>Croydon Central</text:p>
          </table:table-cell>
          <table:table-cell table:number-columns-repeated="1015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roydon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71">
            <text:p>171</text:p>
          </table:table-cell>
          <table:table-cell table:style-name="ce3" office:value-type="string">
            <text:p>Croydon North</text:p>
          </table:table-cell>
          <table:table-cell table:number-columns-repeated="1015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roydon Sou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72">
            <text:p>172</text:p>
          </table:table-cell>
          <table:table-cell table:style-name="ce3" office:value-type="string">
            <text:p>Croydon South</text:p>
          </table:table-cell>
          <table:table-cell table:number-columns-repeated="1015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Cumbernauld, Kilsyth and Kirkintilloch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73">
            <text:p>173</text:p>
          </table:table-cell>
          <table:table-cell table:style-name="ce3" office:value-type="string">
            <text:p>Cumbernauld, Kilsyth &amp; Kirkintilloch East</text:p>
          </table:table-cell>
          <table:table-cell table:number-columns-repeated="1015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ynon Vall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74">
            <text:p>174</text:p>
          </table:table-cell>
          <table:table-cell table:style-name="ce3" office:value-type="string">
            <text:p>Cynon Valley</text:p>
          </table:table-cell>
          <table:table-cell table:number-columns-repeated="1015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agenham and Rainham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float" office:value="175">
            <text:p>175</text:p>
          </table:table-cell>
          <table:table-cell table:style-name="ce3" office:value-type="string">
            <text:p>Dagenham &amp; Rainham</text:p>
          </table:table-cell>
          <table:table-cell table:number-columns-repeated="1015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arlington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float" office:value="176">
            <text:p>176</text:p>
          </table:table-cell>
          <table:table-cell table:style-name="ce3" office:value-type="string">
            <text:p>Darlington</text:p>
          </table:table-cell>
          <table:table-cell table:number-columns-repeated="1015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artfor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77">
            <text:p>177</text:p>
          </table:table-cell>
          <table:table-cell table:style-name="ce3" office:value-type="string">
            <text:p>Dartford</text:p>
          </table:table-cell>
          <table:table-cell table:number-columns-repeated="1015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aventr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78">
            <text:p>178</text:p>
          </table:table-cell>
          <table:table-cell table:style-name="ce3" office:value-type="string">
            <text:p>Daventry</text:p>
          </table:table-cell>
          <table:table-cell table:number-columns-repeated="1015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ely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79">
            <text:p>179</text:p>
          </table:table-cell>
          <table:table-cell table:style-name="ce3" office:value-type="string">
            <text:p>Delyn</text:p>
          </table:table-cell>
          <table:table-cell table:number-columns-repeated="1015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enton and Reddish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180">
            <text:p>180</text:p>
          </table:table-cell>
          <table:table-cell table:style-name="ce3" office:value-type="string">
            <text:p>Denton &amp; Reddish</text:p>
          </table:table-cell>
          <table:table-cell table:number-columns-repeated="1015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erby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81">
            <text:p>181</text:p>
          </table:table-cell>
          <table:table-cell table:style-name="ce3" office:value-type="string">
            <text:p>Derby North</text:p>
          </table:table-cell>
          <table:table-cell table:number-columns-repeated="1015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erby Sou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82">
            <text:p>182</text:p>
          </table:table-cell>
          <table:table-cell table:style-name="ce3" office:value-type="string">
            <text:p>Derby South</text:p>
          </table:table-cell>
          <table:table-cell table:number-columns-repeated="1015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erbyshire Dales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83">
            <text:p>183</text:p>
          </table:table-cell>
          <table:table-cell table:style-name="ce3" office:value-type="string">
            <text:p>Derbyshire Dales</text:p>
          </table:table-cell>
          <table:table-cell table:number-columns-repeated="1015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Mid Derby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84">
            <text:p>184</text:p>
          </table:table-cell>
          <table:table-cell table:style-name="ce3" office:value-type="string">
            <text:p>Derbyshire Mid</text:p>
          </table:table-cell>
          <table:table-cell table:number-columns-repeated="1015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North East Derby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85">
            <text:p>185</text:p>
          </table:table-cell>
          <table:table-cell table:style-name="ce3" office:value-type="string">
            <text:p>Derbyshire North East</text:p>
          </table:table-cell>
          <table:table-cell table:number-columns-repeated="1015"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South Derby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186">
            <text:p>186</text:p>
          </table:table-cell>
          <table:table-cell table:style-name="ce3" office:value-type="string">
            <text:p>Derbyshire South</text:p>
          </table:table-cell>
          <table:table-cell table:number-columns-repeated="1015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evizes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87">
            <text:p>187</text:p>
          </table:table-cell>
          <table:table-cell table:style-name="ce3" office:value-type="string">
            <text:p>Devizes</text:p>
          </table:table-cell>
          <table:table-cell table:number-columns-repeated="1015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Central Devon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188">
            <text:p>188</text:p>
          </table:table-cell>
          <table:table-cell table:style-name="ce3" office:value-type="string">
            <text:p>Devon Central</text:p>
          </table:table-cell>
          <table:table-cell table:number-columns-repeated="1015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East Devon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189">
            <text:p>189</text:p>
          </table:table-cell>
          <table:table-cell table:style-name="ce3" office:value-type="string">
            <text:p>Devon East</text:p>
          </table:table-cell>
          <table:table-cell table:number-columns-repeated="1015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North Devo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90">
            <text:p>190</text:p>
          </table:table-cell>
          <table:table-cell table:style-name="ce3" office:value-type="string">
            <text:p>Devon North</text:p>
          </table:table-cell>
          <table:table-cell table:number-columns-repeated="1015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South West Devo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91">
            <text:p>191</text:p>
          </table:table-cell>
          <table:table-cell table:style-name="ce3" office:value-type="string">
            <text:p>Devon South West</text:p>
          </table:table-cell>
          <table:table-cell table:number-columns-repeated="1015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Torridge and West Devo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92">
            <text:p>192</text:p>
          </table:table-cell>
          <table:table-cell table:style-name="ce3" office:value-type="string">
            <text:p>Devon West &amp; Torridge</text:p>
          </table:table-cell>
          <table:table-cell table:number-columns-repeated="1015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ewsbur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193">
            <text:p>193</text:p>
          </table:table-cell>
          <table:table-cell table:style-name="ce3" office:value-type="string">
            <text:p>Dewsbury</text:p>
          </table:table-cell>
          <table:table-cell table:number-columns-repeated="1015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on Valley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94">
            <text:p>194</text:p>
          </table:table-cell>
          <table:table-cell table:style-name="ce3" office:value-type="string">
            <text:p>Don Valley</text:p>
          </table:table-cell>
          <table:table-cell table:number-columns-repeated="1015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oncaster Central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95">
            <text:p>195</text:p>
          </table:table-cell>
          <table:table-cell table:style-name="ce3" office:value-type="string">
            <text:p>Doncaster Central</text:p>
          </table:table-cell>
          <table:table-cell table:number-columns-repeated="1015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oncaster Nor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196">
            <text:p>196</text:p>
          </table:table-cell>
          <table:table-cell table:style-name="ce3" office:value-type="string">
            <text:p>Doncaster North</text:p>
          </table:table-cell>
          <table:table-cell table:number-columns-repeated="1015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Mid Dorset and North Pool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97">
            <text:p>197</text:p>
          </table:table-cell>
          <table:table-cell table:style-name="ce3" office:value-type="string">
            <text:p>Dorset Mid &amp; Poole North</text:p>
          </table:table-cell>
          <table:table-cell table:number-columns-repeated="1015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North Dorse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98">
            <text:p>198</text:p>
          </table:table-cell>
          <table:table-cell table:style-name="ce3" office:value-type="string">
            <text:p>Dorset North</text:p>
          </table:table-cell>
          <table:table-cell table:number-columns-repeated="1015"/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South Dorse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199">
            <text:p>199</text:p>
          </table:table-cell>
          <table:table-cell table:style-name="ce3" office:value-type="string">
            <text:p>Dorset South</text:p>
          </table:table-cell>
          <table:table-cell table:number-columns-repeated="1015"/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West Dorse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Dorset West</text:p>
          </table:table-cell>
          <table:table-cell table:number-columns-repeated="1015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over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01">
            <text:p>201</text:p>
          </table:table-cell>
          <table:table-cell table:style-name="ce3" office:value-type="string">
            <text:p>Dover</text:p>
          </table:table-cell>
          <table:table-cell table:number-columns-repeated="1015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North Down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02">
            <text:p>202</text:p>
          </table:table-cell>
          <table:table-cell table:style-name="ce3" office:value-type="string">
            <text:p>Down North</text:p>
          </table:table-cell>
          <table:table-cell table:number-columns-repeated="1015"/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South Dow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03">
            <text:p>203</text:p>
          </table:table-cell>
          <table:table-cell table:style-name="ce3" office:value-type="string">
            <text:p>Down South</text:p>
          </table:table-cell>
          <table:table-cell table:number-columns-repeated="1015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udley Nor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04">
            <text:p>204</text:p>
          </table:table-cell>
          <table:table-cell table:style-name="ce3" office:value-type="string">
            <text:p>Dudley North</text:p>
          </table:table-cell>
          <table:table-cell table:number-columns-repeated="1015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udley Sou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05">
            <text:p>205</text:p>
          </table:table-cell>
          <table:table-cell table:style-name="ce3" office:value-type="string">
            <text:p>Dudley South</text:p>
          </table:table-cell>
          <table:table-cell table:number-columns-repeated="1015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ulwich and West Norwood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06">
            <text:p>206</text:p>
          </table:table-cell>
          <table:table-cell table:style-name="ce3" office:value-type="string">
            <text:p>Dulwich &amp; West Norwood</text:p>
          </table:table-cell>
          <table:table-cell table:number-columns-repeated="1015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umfries and Galloway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07">
            <text:p>207</text:p>
          </table:table-cell>
          <table:table-cell table:style-name="ce3" office:value-type="string">
            <text:p>Dumfries &amp; Galloway</text:p>
          </table:table-cell>
          <table:table-cell table:number-columns-repeated="1015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umfriesshire, Clydesdale and Tweeddal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08">
            <text:p>208</text:p>
          </table:table-cell>
          <table:table-cell table:style-name="ce3" office:value-type="string">
            <text:p>Dumfriesshire, Clydesdale &amp; Tweeddale</text:p>
          </table:table-cell>
          <table:table-cell table:number-columns-repeated="1015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East Dunbarton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09">
            <text:p>209</text:p>
          </table:table-cell>
          <table:table-cell table:style-name="ce3" office:value-type="string">
            <text:p>Dunbartonshire East</text:p>
          </table:table-cell>
          <table:table-cell table:number-columns-repeated="1015"/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West Dunbartonshir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10">
            <text:p>210</text:p>
          </table:table-cell>
          <table:table-cell table:style-name="ce3" office:value-type="string">
            <text:p>Dunbartonshire West</text:p>
          </table:table-cell>
          <table:table-cell table:number-columns-repeated="1015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undee East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211">
            <text:p>211</text:p>
          </table:table-cell>
          <table:table-cell table:style-name="ce3" office:value-type="string">
            <text:p>Dundee East</text:p>
          </table:table-cell>
          <table:table-cell table:number-columns-repeated="1015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undee West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212">
            <text:p>212</text:p>
          </table:table-cell>
          <table:table-cell table:style-name="ce3" office:value-type="string">
            <text:p>Dundee West</text:p>
          </table:table-cell>
          <table:table-cell table:number-columns-repeated="1015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unfermline and West Fif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13">
            <text:p>213</text:p>
          </table:table-cell>
          <table:table-cell table:style-name="ce3" office:value-type="string">
            <text:p>Dunfermline &amp; Fife West</text:p>
          </table:table-cell>
          <table:table-cell table:number-columns-repeated="1015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City of Durham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float" office:value="214">
            <text:p>214</text:p>
          </table:table-cell>
          <table:table-cell table:style-name="ce3" office:value-type="string">
            <text:p>Durham, City of</text:p>
          </table:table-cell>
          <table:table-cell table:number-columns-repeated="1015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North Durham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Durham North</text:p>
          </table:table-cell>
          <table:table-cell table:number-columns-repeated="1015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North West Durham</text:p>
          </table:table-cell>
          <table:table-cell table:style-name="ce2" office:value-type="time" office:time-value="PT00H30M00S">
            <text:p>00:30:00</text:p>
          </table:table-cell>
          <table:table-cell table:style-name="ce3" office:value-type="float" office:value="216">
            <text:p>216</text:p>
          </table:table-cell>
          <table:table-cell table:style-name="ce3" office:value-type="string">
            <text:p>Durham North West</text:p>
          </table:table-cell>
          <table:table-cell table:number-columns-repeated="1015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wyfor Meirionnydd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17">
            <text:p>217</text:p>
          </table:table-cell>
          <table:table-cell table:style-name="ce3" office:value-type="string">
            <text:p>Dwyfor Meirionnydd</text:p>
          </table:table-cell>
          <table:table-cell table:number-columns-repeated="1015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Ealing Central and Act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18">
            <text:p>218</text:p>
          </table:table-cell>
          <table:table-cell table:style-name="ce3" office:value-type="string">
            <text:p>Ealing Central &amp; Acton</text:p>
          </table:table-cell>
          <table:table-cell table:number-columns-repeated="1015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Ealing Nor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19">
            <text:p>219</text:p>
          </table:table-cell>
          <table:table-cell table:style-name="ce3" office:value-type="string">
            <text:p>Ealing North</text:p>
          </table:table-cell>
          <table:table-cell table:number-columns-repeated="1015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Ealing, Southall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220">
            <text:p>220</text:p>
          </table:table-cell>
          <table:table-cell table:style-name="ce3" office:value-type="string">
            <text:p>Ealing Southall</text:p>
          </table:table-cell>
          <table:table-cell table:number-columns-repeated="1015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Easington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float" office:value="221">
            <text:p>221</text:p>
          </table:table-cell>
          <table:table-cell table:style-name="ce3" office:value-type="string">
            <text:p>Easington</text:p>
          </table:table-cell>
          <table:table-cell table:number-columns-repeated="1015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ast Ham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22">
            <text:p>222</text:p>
          </table:table-cell>
          <table:table-cell table:style-name="ce3" office:value-type="string">
            <text:p>East Ham</text:p>
          </table:table-cell>
          <table:table-cell table:number-columns-repeated="1015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East Kilbride, Strathaven and Lesmahagow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23">
            <text:p>223</text:p>
          </table:table-cell>
          <table:table-cell table:style-name="ce3" office:value-type="string">
            <text:p>East Kilbride, Strathaven &amp; Lesmahagow</text:p>
          </table:table-cell>
          <table:table-cell table:number-columns-repeated="1015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East Lothia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24">
            <text:p>224</text:p>
          </table:table-cell>
          <table:table-cell table:style-name="ce3" office:value-type="string">
            <text:p>East Lothian</text:p>
          </table:table-cell>
          <table:table-cell table:number-columns-repeated="1015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Eastbourn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25">
            <text:p>225</text:p>
          </table:table-cell>
          <table:table-cell table:style-name="ce3" office:value-type="string">
            <text:p>Eastbourne</text:p>
          </table:table-cell>
          <table:table-cell table:number-columns-repeated="1015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Eastleigh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26">
            <text:p>226</text:p>
          </table:table-cell>
          <table:table-cell table:style-name="ce3" office:value-type="string">
            <text:p>Eastleigh</text:p>
          </table:table-cell>
          <table:table-cell table:number-columns-repeated="1015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Eddisbury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227">
            <text:p>227</text:p>
          </table:table-cell>
          <table:table-cell table:style-name="ce3" office:value-type="string">
            <text:p>Eddisbury</text:p>
          </table:table-cell>
          <table:table-cell table:number-columns-repeated="1015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Edinburgh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28">
            <text:p>228</text:p>
          </table:table-cell>
          <table:table-cell table:style-name="ce3" office:value-type="string">
            <text:p>Edinburgh East</text:p>
          </table:table-cell>
          <table:table-cell table:number-columns-repeated="1015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Edinburgh North and Lei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29">
            <text:p>229</text:p>
          </table:table-cell>
          <table:table-cell table:style-name="ce3" office:value-type="string">
            <text:p>Edinburgh North &amp; Leith</text:p>
          </table:table-cell>
          <table:table-cell table:number-columns-repeated="1015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Edinburgh Sou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30">
            <text:p>230</text:p>
          </table:table-cell>
          <table:table-cell table:style-name="ce3" office:value-type="string">
            <text:p>Edinburgh South</text:p>
          </table:table-cell>
          <table:table-cell table:number-columns-repeated="1015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Edinburgh South We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31">
            <text:p>231</text:p>
          </table:table-cell>
          <table:table-cell table:style-name="ce3" office:value-type="string">
            <text:p>Edinburgh South West</text:p>
          </table:table-cell>
          <table:table-cell table:number-columns-repeated="1015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Edinburgh We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32">
            <text:p>232</text:p>
          </table:table-cell>
          <table:table-cell table:style-name="ce3" office:value-type="string">
            <text:p>Edinburgh West</text:p>
          </table:table-cell>
          <table:table-cell table:number-columns-repeated="1015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Edmonto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33">
            <text:p>233</text:p>
          </table:table-cell>
          <table:table-cell table:style-name="ce3" office:value-type="string">
            <text:p>Edmonton</text:p>
          </table:table-cell>
          <table:table-cell table:number-columns-repeated="1015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Ellesmere Port and Neston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234">
            <text:p>234</text:p>
          </table:table-cell>
          <table:table-cell table:style-name="ce3" office:value-type="string">
            <text:p>Ellesmere Port &amp; Neston</text:p>
          </table:table-cell>
          <table:table-cell table:number-columns-repeated="1015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lmet and Rothwell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235">
            <text:p>235</text:p>
          </table:table-cell>
          <table:table-cell table:style-name="ce3" office:value-type="string">
            <text:p>Elmet &amp; Rothwell</text:p>
          </table:table-cell>
          <table:table-cell table:number-columns-repeated="1015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Eltham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36">
            <text:p>236</text:p>
          </table:table-cell>
          <table:table-cell table:style-name="ce3" office:value-type="string">
            <text:p>Eltham</text:p>
          </table:table-cell>
          <table:table-cell table:number-columns-repeated="1015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Enfield North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Enfield North</text:p>
          </table:table-cell>
          <table:table-cell table:number-columns-repeated="1015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Enfield, Southgat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38">
            <text:p>238</text:p>
          </table:table-cell>
          <table:table-cell table:style-name="ce3" office:value-type="string">
            <text:p>Enfield Southgate</text:p>
          </table:table-cell>
          <table:table-cell table:number-columns-repeated="1015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pping Forest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39">
            <text:p>239</text:p>
          </table:table-cell>
          <table:table-cell table:style-name="ce3" office:value-type="string">
            <text:p>Epping Forest</text:p>
          </table:table-cell>
          <table:table-cell table:number-columns-repeated="1015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Epsom and Ewell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40">
            <text:p>240</text:p>
          </table:table-cell>
          <table:table-cell table:style-name="ce3" office:value-type="string">
            <text:p>Epsom &amp; Ewell</text:p>
          </table:table-cell>
          <table:table-cell table:number-columns-repeated="1015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Erewas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41">
            <text:p>241</text:p>
          </table:table-cell>
          <table:table-cell table:style-name="ce3" office:value-type="string">
            <text:p>Erewash</text:p>
          </table:table-cell>
          <table:table-cell table:number-columns-repeated="1015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Erith and Thamesmea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42">
            <text:p>242</text:p>
          </table:table-cell>
          <table:table-cell table:style-name="ce3" office:value-type="string">
            <text:p>Erith &amp; Thamesmead</text:p>
          </table:table-cell>
          <table:table-cell table:number-columns-repeated="1015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Esher and Walto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43">
            <text:p>243</text:p>
          </table:table-cell>
          <table:table-cell table:style-name="ce3" office:value-type="string">
            <text:p>Esher &amp; Walton</text:p>
          </table:table-cell>
          <table:table-cell table:number-columns-repeated="1015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Exeter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44">
            <text:p>244</text:p>
          </table:table-cell>
          <table:table-cell table:style-name="ce3" office:value-type="string">
            <text:p>Exeter</text:p>
          </table:table-cell>
          <table:table-cell table:number-columns-repeated="1015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Falkirk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45">
            <text:p>245</text:p>
          </table:table-cell>
          <table:table-cell table:style-name="ce3" office:value-type="string">
            <text:p>Falkirk</text:p>
          </table:table-cell>
          <table:table-cell table:number-columns-repeated="1015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areham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46">
            <text:p>246</text:p>
          </table:table-cell>
          <table:table-cell table:style-name="ce3" office:value-type="string">
            <text:p>Fareham</text:p>
          </table:table-cell>
          <table:table-cell table:number-columns-repeated="1015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Faversham and Mid Ken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47">
            <text:p>247</text:p>
          </table:table-cell>
          <table:table-cell table:style-name="ce3" office:value-type="string">
            <text:p>Faversham &amp; Kent Mid</text:p>
          </table:table-cell>
          <table:table-cell table:number-columns-repeated="1015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Feltham and Hest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48">
            <text:p>248</text:p>
          </table:table-cell>
          <table:table-cell table:style-name="ce3" office:value-type="string">
            <text:p>Feltham &amp; Heston</text:p>
          </table:table-cell>
          <table:table-cell table:number-columns-repeated="1015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Fermanagh and South Tyron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49">
            <text:p>249</text:p>
          </table:table-cell>
          <table:table-cell table:style-name="ce3" office:value-type="string">
            <text:p>Fermanagh &amp; South Tyrone</text:p>
          </table:table-cell>
          <table:table-cell table:number-columns-repeated="1015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North East Fife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50">
            <text:p>250</text:p>
          </table:table-cell>
          <table:table-cell table:style-name="ce3" office:value-type="string">
            <text:p>Fife North East</text:p>
          </table:table-cell>
          <table:table-cell table:number-columns-repeated="1015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Filton and Bradley Stoke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251">
            <text:p>251</text:p>
          </table:table-cell>
          <table:table-cell table:style-name="ce3" office:value-type="string">
            <text:p>Filton &amp; Bradley Stoke</text:p>
          </table:table-cell>
          <table:table-cell table:number-columns-repeated="1015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Finchley and Golders Gree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52">
            <text:p>252</text:p>
          </table:table-cell>
          <table:table-cell table:style-name="ce3" office:value-type="string">
            <text:p>Finchley &amp; Golders Green</text:p>
          </table:table-cell>
          <table:table-cell table:number-columns-repeated="1015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Folkestone and Hyth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53">
            <text:p>253</text:p>
          </table:table-cell>
          <table:table-cell table:style-name="ce3" office:value-type="string">
            <text:p>Folkestone &amp; Hythe</text:p>
          </table:table-cell>
          <table:table-cell table:number-columns-repeated="1015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Forest of Dean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254">
            <text:p>254</text:p>
          </table:table-cell>
          <table:table-cell table:style-name="ce3" office:value-type="string">
            <text:p>Forest of Dean</text:p>
          </table:table-cell>
          <table:table-cell table:number-columns-repeated="1015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Foyle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Foyle</text:p>
          </table:table-cell>
          <table:table-cell table:number-columns-repeated="1015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Fyld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56">
            <text:p>256</text:p>
          </table:table-cell>
          <table:table-cell table:style-name="ce3" office:value-type="string">
            <text:p>Fylde</text:p>
          </table:table-cell>
          <table:table-cell table:number-columns-repeated="1015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Gainsboroug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57">
            <text:p>257</text:p>
          </table:table-cell>
          <table:table-cell table:style-name="ce3" office:value-type="string">
            <text:p>Gainsborough</text:p>
          </table:table-cell>
          <table:table-cell table:number-columns-repeated="1015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Garston and Halewoo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58">
            <text:p>258</text:p>
          </table:table-cell>
          <table:table-cell table:style-name="ce3" office:value-type="string">
            <text:p>Garston &amp; Halewood</text:p>
          </table:table-cell>
          <table:table-cell table:number-columns-repeated="1015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Gateshea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59">
            <text:p>259</text:p>
          </table:table-cell>
          <table:table-cell table:style-name="ce3" office:value-type="string">
            <text:p>Gateshead</text:p>
          </table:table-cell>
          <table:table-cell table:number-columns-repeated="1015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Gedling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60">
            <text:p>260</text:p>
          </table:table-cell>
          <table:table-cell table:style-name="ce3" office:value-type="string">
            <text:p>Gedling</text:p>
          </table:table-cell>
          <table:table-cell table:number-columns-repeated="1015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Gillingham and Rainham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261">
            <text:p>261</text:p>
          </table:table-cell>
          <table:table-cell table:style-name="ce3" office:value-type="string">
            <text:p>Gillingham &amp; Rainham</text:p>
          </table:table-cell>
          <table:table-cell table:number-columns-repeated="1015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Glasgow Central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62">
            <text:p>262</text:p>
          </table:table-cell>
          <table:table-cell table:style-name="ce3" office:value-type="string">
            <text:p>Glasgow Central</text:p>
          </table:table-cell>
          <table:table-cell table:number-columns-repeated="1015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Glasgow Ea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63">
            <text:p>263</text:p>
          </table:table-cell>
          <table:table-cell table:style-name="ce3" office:value-type="string">
            <text:p>Glasgow East</text:p>
          </table:table-cell>
          <table:table-cell table:number-columns-repeated="1015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Glasgow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64">
            <text:p>264</text:p>
          </table:table-cell>
          <table:table-cell table:style-name="ce3" office:value-type="string">
            <text:p>Glasgow North</text:p>
          </table:table-cell>
          <table:table-cell table:number-columns-repeated="1015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Glasgow North Ea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65">
            <text:p>265</text:p>
          </table:table-cell>
          <table:table-cell table:style-name="ce3" office:value-type="string">
            <text:p>Glasgow North East</text:p>
          </table:table-cell>
          <table:table-cell table:number-columns-repeated="1015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Glasgow North We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66">
            <text:p>266</text:p>
          </table:table-cell>
          <table:table-cell table:style-name="ce3" office:value-type="string">
            <text:p>Glasgow North West</text:p>
          </table:table-cell>
          <table:table-cell table:number-columns-repeated="1015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Glasgow Sou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67">
            <text:p>267</text:p>
          </table:table-cell>
          <table:table-cell table:style-name="ce3" office:value-type="string">
            <text:p>Glasgow South</text:p>
          </table:table-cell>
          <table:table-cell table:number-columns-repeated="1015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Glasgow South We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68">
            <text:p>268</text:p>
          </table:table-cell>
          <table:table-cell table:style-name="ce3" office:value-type="string">
            <text:p>Glasgow South West</text:p>
          </table:table-cell>
          <table:table-cell table:number-columns-repeated="1015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Glenrothes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69">
            <text:p>269</text:p>
          </table:table-cell>
          <table:table-cell table:style-name="ce3" office:value-type="string">
            <text:p>Glenrothes</text:p>
          </table:table-cell>
          <table:table-cell table:number-columns-repeated="1015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Gloucester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70">
            <text:p>270</text:p>
          </table:table-cell>
          <table:table-cell table:style-name="ce3" office:value-type="string">
            <text:p>Gloucester</text:p>
          </table:table-cell>
          <table:table-cell table:number-columns-repeated="1015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Gordon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271">
            <text:p>271</text:p>
          </table:table-cell>
          <table:table-cell table:style-name="ce3" office:value-type="string">
            <text:p>Gordon</text:p>
          </table:table-cell>
          <table:table-cell table:number-columns-repeated="1015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Gosport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72">
            <text:p>272</text:p>
          </table:table-cell>
          <table:table-cell table:style-name="ce3" office:value-type="string">
            <text:p>Gosport</text:p>
          </table:table-cell>
          <table:table-cell table:number-columns-repeated="1015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Gower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73">
            <text:p>273</text:p>
          </table:table-cell>
          <table:table-cell table:style-name="ce3" office:value-type="string">
            <text:p>Gower</text:p>
          </table:table-cell>
          <table:table-cell table:number-columns-repeated="1015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Grantham and Stamfor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74">
            <text:p>274</text:p>
          </table:table-cell>
          <table:table-cell table:style-name="ce3" office:value-type="string">
            <text:p>Grantham &amp; Stamford</text:p>
          </table:table-cell>
          <table:table-cell table:number-columns-repeated="1015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Gravesham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275">
            <text:p>275</text:p>
          </table:table-cell>
          <table:table-cell table:style-name="ce3" office:value-type="string">
            <text:p>Gravesham</text:p>
          </table:table-cell>
          <table:table-cell table:number-columns-repeated="1015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Great Grimsby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76">
            <text:p>276</text:p>
          </table:table-cell>
          <table:table-cell table:style-name="ce3" office:value-type="string">
            <text:p>Great Grimsby</text:p>
          </table:table-cell>
          <table:table-cell table:number-columns-repeated="1015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Great Yarmouth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277">
            <text:p>277</text:p>
          </table:table-cell>
          <table:table-cell table:style-name="ce3" office:value-type="string">
            <text:p>Great Yarmouth</text:p>
          </table:table-cell>
          <table:table-cell table:number-columns-repeated="1015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Greenwich and Woolwic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78">
            <text:p>278</text:p>
          </table:table-cell>
          <table:table-cell table:style-name="ce3" office:value-type="string">
            <text:p>Greenwich &amp; Woolwich</text:p>
          </table:table-cell>
          <table:table-cell table:number-columns-repeated="1015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Guildfor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79">
            <text:p>279</text:p>
          </table:table-cell>
          <table:table-cell table:style-name="ce3" office:value-type="string">
            <text:p>Guildford</text:p>
          </table:table-cell>
          <table:table-cell table:number-columns-repeated="1015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Hackney North and Stoke Newingto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80">
            <text:p>280</text:p>
          </table:table-cell>
          <table:table-cell table:style-name="ce3" office:value-type="string">
            <text:p>Hackney North &amp; Stoke Newington</text:p>
          </table:table-cell>
          <table:table-cell table:number-columns-repeated="1015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Hackney South and Shoreditc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81">
            <text:p>281</text:p>
          </table:table-cell>
          <table:table-cell table:style-name="ce3" office:value-type="string">
            <text:p>Hackney South &amp; Shoreditch</text:p>
          </table:table-cell>
          <table:table-cell table:number-columns-repeated="1015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Halesowen and Rowley Regis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82">
            <text:p>282</text:p>
          </table:table-cell>
          <table:table-cell table:style-name="ce3" office:value-type="string">
            <text:p>Halesowen &amp; Rowley Regis</text:p>
          </table:table-cell>
          <table:table-cell table:number-columns-repeated="1015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Halifax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283">
            <text:p>283</text:p>
          </table:table-cell>
          <table:table-cell table:style-name="ce3" office:value-type="string">
            <text:p>Halifax</text:p>
          </table:table-cell>
          <table:table-cell table:number-columns-repeated="1015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Haltemprice and Howde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284">
            <text:p>284</text:p>
          </table:table-cell>
          <table:table-cell table:style-name="ce3" office:value-type="string">
            <text:p>Haltemprice &amp; Howden</text:p>
          </table:table-cell>
          <table:table-cell table:number-columns-repeated="1015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Halton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285">
            <text:p>285</text:p>
          </table:table-cell>
          <table:table-cell table:style-name="ce3" office:value-type="string">
            <text:p>Halton</text:p>
          </table:table-cell>
          <table:table-cell table:number-columns-repeated="1015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Hammersmi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86">
            <text:p>286</text:p>
          </table:table-cell>
          <table:table-cell table:style-name="ce3" office:value-type="string">
            <text:p>Hammersmith</text:p>
          </table:table-cell>
          <table:table-cell table:number-columns-repeated="1015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East Hampshire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287">
            <text:p>287</text:p>
          </table:table-cell>
          <table:table-cell table:style-name="ce3" office:value-type="string">
            <text:p>Hampshire East</text:p>
          </table:table-cell>
          <table:table-cell table:number-columns-repeated="1015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rth East Hampshire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288">
            <text:p>288</text:p>
          </table:table-cell>
          <table:table-cell table:style-name="ce3" office:value-type="string">
            <text:p>Hampshire North East</text:p>
          </table:table-cell>
          <table:table-cell table:number-columns-repeated="1015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North West Hamp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89">
            <text:p>289</text:p>
          </table:table-cell>
          <table:table-cell table:style-name="ce3" office:value-type="string">
            <text:p>Hampshire North West</text:p>
          </table:table-cell>
          <table:table-cell table:number-columns-repeated="1015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Hampstead and Kilbur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90">
            <text:p>290</text:p>
          </table:table-cell>
          <table:table-cell table:style-name="ce3" office:value-type="string">
            <text:p>Hampstead &amp; Kilburn</text:p>
          </table:table-cell>
          <table:table-cell table:number-columns-repeated="1015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Harboroug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91">
            <text:p>291</text:p>
          </table:table-cell>
          <table:table-cell table:style-name="ce3" office:value-type="string">
            <text:p>Harborough</text:p>
          </table:table-cell>
          <table:table-cell table:number-columns-repeated="1015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Harlow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292">
            <text:p>292</text:p>
          </table:table-cell>
          <table:table-cell table:style-name="ce3" office:value-type="string">
            <text:p>Harlow</text:p>
          </table:table-cell>
          <table:table-cell table:number-columns-repeated="1015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Harrogate and Knaresboroug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93">
            <text:p>293</text:p>
          </table:table-cell>
          <table:table-cell table:style-name="ce3" office:value-type="string">
            <text:p>Harrogate &amp; Knaresborough</text:p>
          </table:table-cell>
          <table:table-cell table:number-columns-repeated="1015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Harrow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94">
            <text:p>294</text:p>
          </table:table-cell>
          <table:table-cell table:style-name="ce3" office:value-type="string">
            <text:p>Harrow East</text:p>
          </table:table-cell>
          <table:table-cell table:number-columns-repeated="1015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Harrow We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295">
            <text:p>295</text:p>
          </table:table-cell>
          <table:table-cell table:style-name="ce3" office:value-type="string">
            <text:p>Harrow West</text:p>
          </table:table-cell>
          <table:table-cell table:number-columns-repeated="1015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Hartlepool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296">
            <text:p>296</text:p>
          </table:table-cell>
          <table:table-cell table:style-name="ce3" office:value-type="string">
            <text:p>Hartlepool</text:p>
          </table:table-cell>
          <table:table-cell table:number-columns-repeated="1015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Harwich and North Essex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Harwich &amp; Essex North</text:p>
          </table:table-cell>
          <table:table-cell table:number-columns-repeated="1015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Hastings and Ry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98">
            <text:p>298</text:p>
          </table:table-cell>
          <table:table-cell table:style-name="ce3" office:value-type="string">
            <text:p>Hastings &amp; Rye</text:p>
          </table:table-cell>
          <table:table-cell table:number-columns-repeated="1015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Havan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299">
            <text:p>299</text:p>
          </table:table-cell>
          <table:table-cell table:style-name="ce3" office:value-type="string">
            <text:p>Havant</text:p>
          </table:table-cell>
          <table:table-cell table:number-columns-repeated="1015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Hayes and Harlington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Hayes &amp; Harlington</text:p>
          </table:table-cell>
          <table:table-cell table:number-columns-repeated="1015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Hazel Grov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01">
            <text:p>301</text:p>
          </table:table-cell>
          <table:table-cell table:style-name="ce3" office:value-type="string">
            <text:p>Hazel Grove</text:p>
          </table:table-cell>
          <table:table-cell table:number-columns-repeated="1015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Hemel Hempstead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02">
            <text:p>302</text:p>
          </table:table-cell>
          <table:table-cell table:style-name="ce3" office:value-type="string">
            <text:p>Hemel Hempstead</text:p>
          </table:table-cell>
          <table:table-cell table:number-columns-repeated="1015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Hemswor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03">
            <text:p>303</text:p>
          </table:table-cell>
          <table:table-cell table:style-name="ce3" office:value-type="string">
            <text:p>Hemsworth</text:p>
          </table:table-cell>
          <table:table-cell table:number-columns-repeated="1015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Hend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04">
            <text:p>304</text:p>
          </table:table-cell>
          <table:table-cell table:style-name="ce3" office:value-type="string">
            <text:p>Hendon</text:p>
          </table:table-cell>
          <table:table-cell table:number-columns-repeated="1015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Henley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305">
            <text:p>305</text:p>
          </table:table-cell>
          <table:table-cell table:style-name="ce3" office:value-type="string">
            <text:p>Henley</text:p>
          </table:table-cell>
          <table:table-cell table:number-columns-repeated="1015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Hereford and South Hereford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06">
            <text:p>306</text:p>
          </table:table-cell>
          <table:table-cell table:style-name="ce3" office:value-type="string">
            <text:p>Hereford &amp; Herefordshire South</text:p>
          </table:table-cell>
          <table:table-cell table:number-columns-repeated="1015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North Herefordshir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07">
            <text:p>307</text:p>
          </table:table-cell>
          <table:table-cell table:style-name="ce3" office:value-type="string">
            <text:p>Herefordshire North</text:p>
          </table:table-cell>
          <table:table-cell table:number-columns-repeated="1015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Hertford and Stortford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08">
            <text:p>308</text:p>
          </table:table-cell>
          <table:table-cell table:style-name="ce3" office:value-type="string">
            <text:p>Hertford &amp; Stortford</text:p>
          </table:table-cell>
          <table:table-cell table:number-columns-repeated="1015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rth East Hertfordshir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09">
            <text:p>309</text:p>
          </table:table-cell>
          <table:table-cell table:style-name="ce3" office:value-type="string">
            <text:p>Hertfordshire North East</text:p>
          </table:table-cell>
          <table:table-cell table:number-columns-repeated="1015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South West Hertford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10">
            <text:p>310</text:p>
          </table:table-cell>
          <table:table-cell table:style-name="ce3" office:value-type="string">
            <text:p>Hertfordshire South West</text:p>
          </table:table-cell>
          <table:table-cell table:number-columns-repeated="1015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Hertsme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11">
            <text:p>311</text:p>
          </table:table-cell>
          <table:table-cell table:style-name="ce3" office:value-type="string">
            <text:p>Hertsmere</text:p>
          </table:table-cell>
          <table:table-cell table:number-columns-repeated="1015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Hexham</text:p>
          </table:table-cell>
          <table:table-cell table:style-name="ce2" office:value-type="time" office:time-value="PT12H00M00S">
            <text:p>12:00:00</text:p>
          </table:table-cell>
          <table:table-cell table:style-name="ce3" office:value-type="float" office:value="312">
            <text:p>312</text:p>
          </table:table-cell>
          <table:table-cell table:style-name="ce3" office:value-type="string">
            <text:p>Hexham</text:p>
          </table:table-cell>
          <table:table-cell table:number-columns-repeated="1015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Heywood and Middleto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13">
            <text:p>313</text:p>
          </table:table-cell>
          <table:table-cell table:style-name="ce3" office:value-type="string">
            <text:p>Heywood &amp; Middleton</text:p>
          </table:table-cell>
          <table:table-cell table:number-columns-repeated="1015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High Peak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14">
            <text:p>314</text:p>
          </table:table-cell>
          <table:table-cell table:style-name="ce3" office:value-type="string">
            <text:p>High Peak</text:p>
          </table:table-cell>
          <table:table-cell table:number-columns-repeated="1015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Hitchin and Harpende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15">
            <text:p>315</text:p>
          </table:table-cell>
          <table:table-cell table:style-name="ce3" office:value-type="string">
            <text:p>Hitchin &amp; Harpenden</text:p>
          </table:table-cell>
          <table:table-cell table:number-columns-repeated="1015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Holborn and St. Pancras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16">
            <text:p>316</text:p>
          </table:table-cell>
          <table:table-cell table:style-name="ce3" office:value-type="string">
            <text:p>Holborn &amp; St Pancras</text:p>
          </table:table-cell>
          <table:table-cell table:number-columns-repeated="1015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Hornchurch and Upminster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17">
            <text:p>317</text:p>
          </table:table-cell>
          <table:table-cell table:style-name="ce3" office:value-type="string">
            <text:p>Hornchurch &amp; Upminster</text:p>
          </table:table-cell>
          <table:table-cell table:number-columns-repeated="1015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Hornsey and Wood Gree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18">
            <text:p>318</text:p>
          </table:table-cell>
          <table:table-cell table:style-name="ce3" office:value-type="string">
            <text:p>Hornsey &amp; Wood Green</text:p>
          </table:table-cell>
          <table:table-cell table:number-columns-repeated="1015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Horsham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19">
            <text:p>319</text:p>
          </table:table-cell>
          <table:table-cell table:style-name="ce3" office:value-type="string">
            <text:p>Horsham</text:p>
          </table:table-cell>
          <table:table-cell table:number-columns-repeated="1015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Houghton and Sunderland South</text:p>
          </table:table-cell>
          <table:table-cell table:style-name="ce2" office:value-type="time" office:time-value="PT23H00M00S">
            <text:p>23:00:00</text:p>
          </table:table-cell>
          <table:table-cell table:style-name="ce3" office:value-type="float" office:value="320">
            <text:p>320</text:p>
          </table:table-cell>
          <table:table-cell table:style-name="ce3" office:value-type="string">
            <text:p>Houghton &amp; Sunderland South</text:p>
          </table:table-cell>
          <table:table-cell table:number-columns-repeated="1015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Hov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21">
            <text:p>321</text:p>
          </table:table-cell>
          <table:table-cell table:style-name="ce3" office:value-type="string">
            <text:p>Hove</text:p>
          </table:table-cell>
          <table:table-cell table:number-columns-repeated="1015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Huddersfield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22">
            <text:p>322</text:p>
          </table:table-cell>
          <table:table-cell table:style-name="ce3" office:value-type="string">
            <text:p>Huddersfield</text:p>
          </table:table-cell>
          <table:table-cell table:number-columns-repeated="1015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Kingston upon Hull Ea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23">
            <text:p>323</text:p>
          </table:table-cell>
          <table:table-cell table:style-name="ce3" office:value-type="string">
            <text:p>Hull East</text:p>
          </table:table-cell>
          <table:table-cell table:number-columns-repeated="1015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Kingston upon Hull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24">
            <text:p>324</text:p>
          </table:table-cell>
          <table:table-cell table:style-name="ce3" office:value-type="string">
            <text:p>Hull North</text:p>
          </table:table-cell>
          <table:table-cell table:number-columns-repeated="1015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Kingston upon Hull West and Hessl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25">
            <text:p>325</text:p>
          </table:table-cell>
          <table:table-cell table:style-name="ce3" office:value-type="string">
            <text:p>Hull West &amp; Hessle</text:p>
          </table:table-cell>
          <table:table-cell table:number-columns-repeated="1015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Huntingd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26">
            <text:p>326</text:p>
          </table:table-cell>
          <table:table-cell table:style-name="ce3" office:value-type="string">
            <text:p>Huntingdon</text:p>
          </table:table-cell>
          <table:table-cell table:number-columns-repeated="1015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Hyndbur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27">
            <text:p>327</text:p>
          </table:table-cell>
          <table:table-cell table:style-name="ce3" office:value-type="string">
            <text:p>Hyndburn</text:p>
          </table:table-cell>
          <table:table-cell table:number-columns-repeated="1015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Ilford North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28">
            <text:p>328</text:p>
          </table:table-cell>
          <table:table-cell table:style-name="ce3" office:value-type="string">
            <text:p>Ilford North</text:p>
          </table:table-cell>
          <table:table-cell table:number-columns-repeated="1015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Ilford South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29">
            <text:p>329</text:p>
          </table:table-cell>
          <table:table-cell table:style-name="ce3" office:value-type="string">
            <text:p>Ilford South</text:p>
          </table:table-cell>
          <table:table-cell table:number-columns-repeated="1015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Inverclyde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30">
            <text:p>330</text:p>
          </table:table-cell>
          <table:table-cell table:style-name="ce3" office:value-type="string">
            <text:p>Inverclyde</text:p>
          </table:table-cell>
          <table:table-cell table:number-columns-repeated="1015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Inverness, Nairn, Badenoch and Strathsp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31">
            <text:p>331</text:p>
          </table:table-cell>
          <table:table-cell table:style-name="ce3" office:value-type="string">
            <text:p>Inverness, Nairn, Badenoch &amp; Strathspey</text:p>
          </table:table-cell>
          <table:table-cell table:number-columns-repeated="1015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Ipswic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32">
            <text:p>332</text:p>
          </table:table-cell>
          <table:table-cell table:style-name="ce3" office:value-type="string">
            <text:p>Ipswich</text:p>
          </table:table-cell>
          <table:table-cell table:number-columns-repeated="1015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Isle of Wigh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33">
            <text:p>333</text:p>
          </table:table-cell>
          <table:table-cell table:style-name="ce3" office:value-type="string">
            <text:p>Isle of Wight</text:p>
          </table:table-cell>
          <table:table-cell table:number-columns-repeated="1015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Islington North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34">
            <text:p>334</text:p>
          </table:table-cell>
          <table:table-cell table:style-name="ce3" office:value-type="string">
            <text:p>Islington North</text:p>
          </table:table-cell>
          <table:table-cell table:number-columns-repeated="1015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slington South and Finsbury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35">
            <text:p>335</text:p>
          </table:table-cell>
          <table:table-cell table:style-name="ce3" office:value-type="string">
            <text:p>Islington South &amp; Finsbury</text:p>
          </table:table-cell>
          <table:table-cell table:number-columns-repeated="1015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Islwy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36">
            <text:p>336</text:p>
          </table:table-cell>
          <table:table-cell table:style-name="ce3" office:value-type="string">
            <text:p>Islwyn</text:p>
          </table:table-cell>
          <table:table-cell table:number-columns-repeated="1015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Jarrow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37">
            <text:p>337</text:p>
          </table:table-cell>
          <table:table-cell table:style-name="ce3" office:value-type="string">
            <text:p>Jarrow</text:p>
          </table:table-cell>
          <table:table-cell table:number-columns-repeated="1015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Keighl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38">
            <text:p>338</text:p>
          </table:table-cell>
          <table:table-cell table:style-name="ce3" office:value-type="string">
            <text:p>Keighley</text:p>
          </table:table-cell>
          <table:table-cell table:number-columns-repeated="1015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Kenilworth and Southam</text:p>
          </table:table-cell>
          <table:table-cell table:style-name="ce2" office:value-type="time" office:time-value="PT12H00M00S">
            <text:p>12:00:00</text:p>
          </table:table-cell>
          <table:table-cell table:style-name="ce3" office:value-type="float" office:value="339">
            <text:p>339</text:p>
          </table:table-cell>
          <table:table-cell table:style-name="ce3" office:value-type="string">
            <text:p>Kenilworth &amp; Southam</text:p>
          </table:table-cell>
          <table:table-cell table:number-columns-repeated="1015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Kensington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40">
            <text:p>340</text:p>
          </table:table-cell>
          <table:table-cell table:style-name="ce3" office:value-type="string">
            <text:p>Kensington</text:p>
          </table:table-cell>
          <table:table-cell table:number-columns-repeated="1015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Kettering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41">
            <text:p>341</text:p>
          </table:table-cell>
          <table:table-cell table:style-name="ce3" office:value-type="string">
            <text:p>Kettering</text:p>
          </table:table-cell>
          <table:table-cell table:number-columns-repeated="1015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Kilmarnock and Loudoun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42">
            <text:p>342</text:p>
          </table:table-cell>
          <table:table-cell table:style-name="ce3" office:value-type="string">
            <text:p>Kilmarnock &amp; Loudoun</text:p>
          </table:table-cell>
          <table:table-cell table:number-columns-repeated="1015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Kingston and Surbit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43">
            <text:p>343</text:p>
          </table:table-cell>
          <table:table-cell table:style-name="ce3" office:value-type="string">
            <text:p>Kingston &amp; Surbiton</text:p>
          </table:table-cell>
          <table:table-cell table:number-columns-repeated="1015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Kingswood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44">
            <text:p>344</text:p>
          </table:table-cell>
          <table:table-cell table:style-name="ce3" office:value-type="string">
            <text:p>Kingswood</text:p>
          </table:table-cell>
          <table:table-cell table:number-columns-repeated="1015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Kirkcaldy and Cowdenbeath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345">
            <text:p>345</text:p>
          </table:table-cell>
          <table:table-cell table:style-name="ce3" office:value-type="string">
            <text:p>Kirkcaldy &amp; Cowdenbeath</text:p>
          </table:table-cell>
          <table:table-cell table:number-columns-repeated="1015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Knowsley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46">
            <text:p>346</text:p>
          </table:table-cell>
          <table:table-cell table:style-name="ce3" office:value-type="string">
            <text:p>Knowsley</text:p>
          </table:table-cell>
          <table:table-cell table:number-columns-repeated="1015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Lagan Valley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float" office:value="347">
            <text:p>347</text:p>
          </table:table-cell>
          <table:table-cell table:style-name="ce3" office:value-type="string">
            <text:p>Lagan Valley</text:p>
          </table:table-cell>
          <table:table-cell table:number-columns-repeated="1015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anark and Hamilton East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348">
            <text:p>348</text:p>
          </table:table-cell>
          <table:table-cell table:style-name="ce3" office:value-type="string">
            <text:p>Lanark &amp; Hamilton East</text:p>
          </table:table-cell>
          <table:table-cell table:number-columns-repeated="1015"/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West Lancashir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49">
            <text:p>349</text:p>
          </table:table-cell>
          <table:table-cell table:style-name="ce3" office:value-type="string">
            <text:p>Lancashire West</text:p>
          </table:table-cell>
          <table:table-cell table:number-columns-repeated="1015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Lancaster and Fleetwood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350">
            <text:p>350</text:p>
          </table:table-cell>
          <table:table-cell table:style-name="ce3" office:value-type="string">
            <text:p>Lancaster &amp; Fleetwood</text:p>
          </table:table-cell>
          <table:table-cell table:number-columns-repeated="1015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Leeds Central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Leeds Central</text:p>
          </table:table-cell>
          <table:table-cell table:number-columns-repeated="1015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Leeds Eas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52">
            <text:p>352</text:p>
          </table:table-cell>
          <table:table-cell table:style-name="ce3" office:value-type="string">
            <text:p>Leeds East</text:p>
          </table:table-cell>
          <table:table-cell table:number-columns-repeated="1015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Leeds North Eas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53">
            <text:p>353</text:p>
          </table:table-cell>
          <table:table-cell table:style-name="ce3" office:value-type="string">
            <text:p>Leeds North East</text:p>
          </table:table-cell>
          <table:table-cell table:number-columns-repeated="1015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Leeds North Wes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54">
            <text:p>354</text:p>
          </table:table-cell>
          <table:table-cell table:style-name="ce3" office:value-type="string">
            <text:p>Leeds North West</text:p>
          </table:table-cell>
          <table:table-cell table:number-columns-repeated="1015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Leeds Wes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55">
            <text:p>355</text:p>
          </table:table-cell>
          <table:table-cell table:style-name="ce3" office:value-type="string">
            <text:p>Leeds West</text:p>
          </table:table-cell>
          <table:table-cell table:number-columns-repeated="1015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Leicester East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56">
            <text:p>356</text:p>
          </table:table-cell>
          <table:table-cell table:style-name="ce3" office:value-type="string">
            <text:p>Leicester East</text:p>
          </table:table-cell>
          <table:table-cell table:number-columns-repeated="1015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Leicester South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57">
            <text:p>357</text:p>
          </table:table-cell>
          <table:table-cell table:style-name="ce3" office:value-type="string">
            <text:p>Leicester South</text:p>
          </table:table-cell>
          <table:table-cell table:number-columns-repeated="1015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Leicester West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58">
            <text:p>358</text:p>
          </table:table-cell>
          <table:table-cell table:style-name="ce3" office:value-type="string">
            <text:p>Leicester West</text:p>
          </table:table-cell>
          <table:table-cell table:number-columns-repeated="1015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North West Leicestershire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59">
            <text:p>359</text:p>
          </table:table-cell>
          <table:table-cell table:style-name="ce3" office:value-type="string">
            <text:p>Leicestershire North West</text:p>
          </table:table-cell>
          <table:table-cell table:number-columns-repeated="1015"/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South Leicestershir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60">
            <text:p>360</text:p>
          </table:table-cell>
          <table:table-cell table:style-name="ce3" office:value-type="string">
            <text:p>Leicestershire South</text:p>
          </table:table-cell>
          <table:table-cell table:number-columns-repeated="1015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Leig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61">
            <text:p>361</text:p>
          </table:table-cell>
          <table:table-cell table:style-name="ce3" office:value-type="string">
            <text:p>Leigh</text:p>
          </table:table-cell>
          <table:table-cell table:number-columns-repeated="1015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Lewes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62">
            <text:p>362</text:p>
          </table:table-cell>
          <table:table-cell table:style-name="ce3" office:value-type="string">
            <text:p>Lewes</text:p>
          </table:table-cell>
          <table:table-cell table:number-columns-repeated="1015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Lewisham, Deptfor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63">
            <text:p>363</text:p>
          </table:table-cell>
          <table:table-cell table:style-name="ce3" office:value-type="string">
            <text:p>Lewisham Deptford</text:p>
          </table:table-cell>
          <table:table-cell table:number-columns-repeated="1015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Lewisham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64">
            <text:p>364</text:p>
          </table:table-cell>
          <table:table-cell table:style-name="ce3" office:value-type="string">
            <text:p>Lewisham East</text:p>
          </table:table-cell>
          <table:table-cell table:number-columns-repeated="1015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Lewisham West and Peng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65">
            <text:p>365</text:p>
          </table:table-cell>
          <table:table-cell table:style-name="ce3" office:value-type="string">
            <text:p>Lewisham West &amp; Penge</text:p>
          </table:table-cell>
          <table:table-cell table:number-columns-repeated="1015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Leyton and Wanstea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66">
            <text:p>366</text:p>
          </table:table-cell>
          <table:table-cell table:style-name="ce3" office:value-type="string">
            <text:p>Leyton &amp; Wanstead</text:p>
          </table:table-cell>
          <table:table-cell table:number-columns-repeated="1015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Lichfield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67">
            <text:p>367</text:p>
          </table:table-cell>
          <table:table-cell table:style-name="ce3" office:value-type="string">
            <text:p>Lichfield</text:p>
          </table:table-cell>
          <table:table-cell table:number-columns-repeated="1015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Lincol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368">
            <text:p>368</text:p>
          </table:table-cell>
          <table:table-cell table:style-name="ce3" office:value-type="string">
            <text:p>Lincoln</text:p>
          </table:table-cell>
          <table:table-cell table:number-columns-repeated="1015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Linlithgow and East Falkirk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369">
            <text:p>369</text:p>
          </table:table-cell>
          <table:table-cell table:style-name="ce3" office:value-type="string">
            <text:p>Linlithgow &amp; Falkirk East</text:p>
          </table:table-cell>
          <table:table-cell table:number-columns-repeated="1015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Liverpool, Riversid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70">
            <text:p>370</text:p>
          </table:table-cell>
          <table:table-cell table:style-name="ce3" office:value-type="string">
            <text:p>Liverpool Riverside</text:p>
          </table:table-cell>
          <table:table-cell table:number-columns-repeated="1015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Liverpool, Walt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71">
            <text:p>371</text:p>
          </table:table-cell>
          <table:table-cell table:style-name="ce3" office:value-type="string">
            <text:p>Liverpool Walton</text:p>
          </table:table-cell>
          <table:table-cell table:number-columns-repeated="1015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Liverpool, Wavertre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72">
            <text:p>372</text:p>
          </table:table-cell>
          <table:table-cell table:style-name="ce3" office:value-type="string">
            <text:p>Liverpool Wavertree</text:p>
          </table:table-cell>
          <table:table-cell table:number-columns-repeated="1015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Liverpool, West Derb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73">
            <text:p>373</text:p>
          </table:table-cell>
          <table:table-cell table:style-name="ce3" office:value-type="string">
            <text:p>Liverpool West Derby</text:p>
          </table:table-cell>
          <table:table-cell table:number-columns-repeated="1015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Livingsto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374">
            <text:p>374</text:p>
          </table:table-cell>
          <table:table-cell table:style-name="ce3" office:value-type="string">
            <text:p>Livingston</text:p>
          </table:table-cell>
          <table:table-cell table:number-columns-repeated="1015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Llanelli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375">
            <text:p>375</text:p>
          </table:table-cell>
          <table:table-cell table:style-name="ce3" office:value-type="string">
            <text:p>Llanelli</text:p>
          </table:table-cell>
          <table:table-cell table:number-columns-repeated="1015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East Londonderry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76">
            <text:p>376</text:p>
          </table:table-cell>
          <table:table-cell table:style-name="ce3" office:value-type="string">
            <text:p>Londonderry East</text:p>
          </table:table-cell>
          <table:table-cell table:number-columns-repeated="1015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Loughborough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377">
            <text:p>377</text:p>
          </table:table-cell>
          <table:table-cell table:style-name="ce3" office:value-type="string">
            <text:p>Loughborough</text:p>
          </table:table-cell>
          <table:table-cell table:number-columns-repeated="1015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Louth and Horncastl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78">
            <text:p>378</text:p>
          </table:table-cell>
          <table:table-cell table:style-name="ce3" office:value-type="string">
            <text:p>Louth &amp; Horncastle</text:p>
          </table:table-cell>
          <table:table-cell table:number-columns-repeated="1015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Ludlow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79">
            <text:p>379</text:p>
          </table:table-cell>
          <table:table-cell table:style-name="ce3" office:value-type="string">
            <text:p>Ludlow</text:p>
          </table:table-cell>
          <table:table-cell table:number-columns-repeated="1015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Luton Nor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80">
            <text:p>380</text:p>
          </table:table-cell>
          <table:table-cell table:style-name="ce3" office:value-type="string">
            <text:p>Luton North</text:p>
          </table:table-cell>
          <table:table-cell table:number-columns-repeated="1015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Luton Sou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81">
            <text:p>381</text:p>
          </table:table-cell>
          <table:table-cell table:style-name="ce3" office:value-type="string">
            <text:p>Luton South</text:p>
          </table:table-cell>
          <table:table-cell table:number-columns-repeated="1015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Macclesfield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82">
            <text:p>382</text:p>
          </table:table-cell>
          <table:table-cell table:style-name="ce3" office:value-type="string">
            <text:p>Macclesfield</text:p>
          </table:table-cell>
          <table:table-cell table:number-columns-repeated="1015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Maidenhea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83">
            <text:p>383</text:p>
          </table:table-cell>
          <table:table-cell table:style-name="ce3" office:value-type="string">
            <text:p>Maidenhead</text:p>
          </table:table-cell>
          <table:table-cell table:number-columns-repeated="1015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Maidstone and The Weal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84">
            <text:p>384</text:p>
          </table:table-cell>
          <table:table-cell table:style-name="ce3" office:value-type="string">
            <text:p>Maidstone &amp; The Weald</text:p>
          </table:table-cell>
          <table:table-cell table:number-columns-repeated="1015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Makerfield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85">
            <text:p>385</text:p>
          </table:table-cell>
          <table:table-cell table:style-name="ce3" office:value-type="string">
            <text:p>Makerfield</text:p>
          </table:table-cell>
          <table:table-cell table:number-columns-repeated="1015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Mald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86">
            <text:p>386</text:p>
          </table:table-cell>
          <table:table-cell table:style-name="ce3" office:value-type="string">
            <text:p>Maldon</text:p>
          </table:table-cell>
          <table:table-cell table:number-columns-repeated="1015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Manchester Central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87">
            <text:p>387</text:p>
          </table:table-cell>
          <table:table-cell table:style-name="ce3" office:value-type="string">
            <text:p>Manchester Central</text:p>
          </table:table-cell>
          <table:table-cell table:number-columns-repeated="1015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Manchester, Gorton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88">
            <text:p>388</text:p>
          </table:table-cell>
          <table:table-cell table:style-name="ce3" office:value-type="string">
            <text:p>Manchester Gorton</text:p>
          </table:table-cell>
          <table:table-cell table:number-columns-repeated="1015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Manchester, Withington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89">
            <text:p>389</text:p>
          </table:table-cell>
          <table:table-cell table:style-name="ce3" office:value-type="string">
            <text:p>Manchester Withington</text:p>
          </table:table-cell>
          <table:table-cell table:number-columns-repeated="1015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Mansfiel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90">
            <text:p>390</text:p>
          </table:table-cell>
          <table:table-cell table:style-name="ce3" office:value-type="string">
            <text:p>Mansfield</text:p>
          </table:table-cell>
          <table:table-cell table:number-columns-repeated="1015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Meon Vall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391">
            <text:p>391</text:p>
          </table:table-cell>
          <table:table-cell table:style-name="ce3" office:value-type="string">
            <text:p>Meon Valley</text:p>
          </table:table-cell>
          <table:table-cell table:number-columns-repeated="1015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Meride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392">
            <text:p>392</text:p>
          </table:table-cell>
          <table:table-cell table:style-name="ce3" office:value-type="string">
            <text:p>Meriden</text:p>
          </table:table-cell>
          <table:table-cell table:number-columns-repeated="1015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Merthyr Tydfil and Rhymney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93">
            <text:p>393</text:p>
          </table:table-cell>
          <table:table-cell table:style-name="ce3" office:value-type="string">
            <text:p>Merthyr Tydfil &amp; Rhymney</text:p>
          </table:table-cell>
          <table:table-cell table:number-columns-repeated="1015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Middlesbrough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394">
            <text:p>394</text:p>
          </table:table-cell>
          <table:table-cell table:style-name="ce3" office:value-type="string">
            <text:p>Middlesbrough</text:p>
          </table:table-cell>
          <table:table-cell table:number-columns-repeated="1015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Middlesbrough South and East Cleveland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395">
            <text:p>395</text:p>
          </table:table-cell>
          <table:table-cell table:style-name="ce3" office:value-type="string">
            <text:p>Middlesbrough South &amp; Cleveland East</text:p>
          </table:table-cell>
          <table:table-cell table:number-columns-repeated="1015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Midlothia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396">
            <text:p>396</text:p>
          </table:table-cell>
          <table:table-cell table:style-name="ce3" office:value-type="string">
            <text:p>Midlothian</text:p>
          </table:table-cell>
          <table:table-cell table:number-columns-repeated="1015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Milton Keynes North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97">
            <text:p>397</text:p>
          </table:table-cell>
          <table:table-cell table:style-name="ce3" office:value-type="string">
            <text:p>Milton Keynes North</text:p>
          </table:table-cell>
          <table:table-cell table:number-columns-repeated="1015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Milton Keynes South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398">
            <text:p>398</text:p>
          </table:table-cell>
          <table:table-cell table:style-name="ce3" office:value-type="string">
            <text:p>Milton Keynes South</text:p>
          </table:table-cell>
          <table:table-cell table:number-columns-repeated="1015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Mitcham and Morden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399">
            <text:p>399</text:p>
          </table:table-cell>
          <table:table-cell table:style-name="ce3" office:value-type="string">
            <text:p>Mitcham &amp; Morden</text:p>
          </table:table-cell>
          <table:table-cell table:number-columns-repeated="1015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Mole Valle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Mole Valley</text:p>
          </table:table-cell>
          <table:table-cell table:number-columns-repeated="1015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Monmou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01">
            <text:p>401</text:p>
          </table:table-cell>
          <table:table-cell table:style-name="ce3" office:value-type="string">
            <text:p>Monmouth</text:p>
          </table:table-cell>
          <table:table-cell table:number-columns-repeated="1015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Montgomeryshire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402">
            <text:p>402</text:p>
          </table:table-cell>
          <table:table-cell table:style-name="ce3" office:value-type="string">
            <text:p>Montgomeryshire</text:p>
          </table:table-cell>
          <table:table-cell table:number-columns-repeated="1015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Moray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03">
            <text:p>403</text:p>
          </table:table-cell>
          <table:table-cell table:style-name="ce3" office:value-type="string">
            <text:p>Moray</text:p>
          </table:table-cell>
          <table:table-cell table:number-columns-repeated="1015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Morecambe and Lunesdale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04">
            <text:p>404</text:p>
          </table:table-cell>
          <table:table-cell table:style-name="ce3" office:value-type="string">
            <text:p>Morecambe &amp; Lunesdale</text:p>
          </table:table-cell>
          <table:table-cell table:number-columns-repeated="1015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Morley and Outwood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05">
            <text:p>405</text:p>
          </table:table-cell>
          <table:table-cell table:style-name="ce3" office:value-type="string">
            <text:p>Morley &amp; Outwood</text:p>
          </table:table-cell>
          <table:table-cell table:number-columns-repeated="1015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Motherwell and Wishaw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06">
            <text:p>406</text:p>
          </table:table-cell>
          <table:table-cell table:style-name="ce3" office:value-type="string">
            <text:p>Motherwell &amp; Wishaw</text:p>
          </table:table-cell>
          <table:table-cell table:number-columns-repeated="1015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Na h-Eileanan an Iar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float" office:value="407">
            <text:p>407</text:p>
          </table:table-cell>
          <table:table-cell table:style-name="ce3" office:value-type="string">
            <text:p>Na h-Eileanan an Iar</text:p>
          </table:table-cell>
          <table:table-cell table:number-columns-repeated="1015"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Nea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08">
            <text:p>408</text:p>
          </table:table-cell>
          <table:table-cell table:style-name="ce3" office:value-type="string">
            <text:p>Neath</text:p>
          </table:table-cell>
          <table:table-cell table:number-columns-repeated="1015"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New Forest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09">
            <text:p>409</text:p>
          </table:table-cell>
          <table:table-cell table:style-name="ce3" office:value-type="string">
            <text:p>New Forest East</text:p>
          </table:table-cell>
          <table:table-cell table:number-columns-repeated="1015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New Forest Wes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10">
            <text:p>410</text:p>
          </table:table-cell>
          <table:table-cell table:style-name="ce3" office:value-type="string">
            <text:p>New Forest West</text:p>
          </table:table-cell>
          <table:table-cell table:number-columns-repeated="1015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Newark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11">
            <text:p>411</text:p>
          </table:table-cell>
          <table:table-cell table:style-name="ce3" office:value-type="string">
            <text:p>Newark</text:p>
          </table:table-cell>
          <table:table-cell table:number-columns-repeated="1015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Newbury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412">
            <text:p>412</text:p>
          </table:table-cell>
          <table:table-cell table:style-name="ce3" office:value-type="string">
            <text:p>Newbury</text:p>
          </table:table-cell>
          <table:table-cell table:number-columns-repeated="1015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Newcastle-under-Lym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13">
            <text:p>413</text:p>
          </table:table-cell>
          <table:table-cell table:style-name="ce3" office:value-type="string">
            <text:p>Newcastle-under-Lyme</text:p>
          </table:table-cell>
          <table:table-cell table:number-columns-repeated="1015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Newcastle upon Tyne Central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14">
            <text:p>414</text:p>
          </table:table-cell>
          <table:table-cell table:style-name="ce3" office:value-type="string">
            <text:p>Newcastle upon Tyne Central</text:p>
          </table:table-cell>
          <table:table-cell table:number-columns-repeated="1015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Newcastle upon Tyne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15">
            <text:p>415</text:p>
          </table:table-cell>
          <table:table-cell table:style-name="ce3" office:value-type="string">
            <text:p>Newcastle upon Tyne East</text:p>
          </table:table-cell>
          <table:table-cell table:number-columns-repeated="1015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Newcastle upon Tyne Nor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16">
            <text:p>416</text:p>
          </table:table-cell>
          <table:table-cell table:style-name="ce3" office:value-type="string">
            <text:p>Newcastle upon Tyne North</text:p>
          </table:table-cell>
          <table:table-cell table:number-columns-repeated="1015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Newport Ea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17">
            <text:p>417</text:p>
          </table:table-cell>
          <table:table-cell table:style-name="ce3" office:value-type="string">
            <text:p>Newport East</text:p>
          </table:table-cell>
          <table:table-cell table:number-columns-repeated="1015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Newport We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18">
            <text:p>418</text:p>
          </table:table-cell>
          <table:table-cell table:style-name="ce3" office:value-type="string">
            <text:p>Newport West</text:p>
          </table:table-cell>
          <table:table-cell table:number-columns-repeated="1015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ewry and Armagh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419">
            <text:p>419</text:p>
          </table:table-cell>
          <table:table-cell table:style-name="ce3" office:value-type="string">
            <text:p>Newry &amp; Armagh</text:p>
          </table:table-cell>
          <table:table-cell table:number-columns-repeated="1015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Newton Abbo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20">
            <text:p>420</text:p>
          </table:table-cell>
          <table:table-cell table:style-name="ce3" office:value-type="string">
            <text:p>Newton Abbot</text:p>
          </table:table-cell>
          <table:table-cell table:number-columns-repeated="1015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Mid Norfolk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21">
            <text:p>421</text:p>
          </table:table-cell>
          <table:table-cell table:style-name="ce3" office:value-type="string">
            <text:p>Norfolk Mid</text:p>
          </table:table-cell>
          <table:table-cell table:number-columns-repeated="1015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rth Norfolk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22">
            <text:p>422</text:p>
          </table:table-cell>
          <table:table-cell table:style-name="ce3" office:value-type="string">
            <text:p>Norfolk North</text:p>
          </table:table-cell>
          <table:table-cell table:number-columns-repeated="1015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North West Norfolk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23">
            <text:p>423</text:p>
          </table:table-cell>
          <table:table-cell table:style-name="ce3" office:value-type="string">
            <text:p>Norfolk North West</text:p>
          </table:table-cell>
          <table:table-cell table:number-columns-repeated="1015"/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South Norfolk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24">
            <text:p>424</text:p>
          </table:table-cell>
          <table:table-cell table:style-name="ce3" office:value-type="string">
            <text:p>Norfolk South</text:p>
          </table:table-cell>
          <table:table-cell table:number-columns-repeated="1015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outh West Norfolk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25">
            <text:p>425</text:p>
          </table:table-cell>
          <table:table-cell table:style-name="ce3" office:value-type="string">
            <text:p>Norfolk South West</text:p>
          </table:table-cell>
          <table:table-cell table:number-columns-repeated="1015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Normanton, Pontefract and Castlefor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26">
            <text:p>426</text:p>
          </table:table-cell>
          <table:table-cell table:style-name="ce3" office:value-type="string">
            <text:p>Normanton, Pontefract &amp; Castleford</text:p>
          </table:table-cell>
          <table:table-cell table:number-columns-repeated="1015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Northampton North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27">
            <text:p>427</text:p>
          </table:table-cell>
          <table:table-cell table:style-name="ce3" office:value-type="string">
            <text:p>Northampton North</text:p>
          </table:table-cell>
          <table:table-cell table:number-columns-repeated="1015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Northampton South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28">
            <text:p>428</text:p>
          </table:table-cell>
          <table:table-cell table:style-name="ce3" office:value-type="string">
            <text:p>Northampton South</text:p>
          </table:table-cell>
          <table:table-cell table:number-columns-repeated="1015"/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South Northampton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29">
            <text:p>429</text:p>
          </table:table-cell>
          <table:table-cell table:style-name="ce3" office:value-type="string">
            <text:p>Northamptonshire South</text:p>
          </table:table-cell>
          <table:table-cell table:number-columns-repeated="1015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Norwich North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30">
            <text:p>430</text:p>
          </table:table-cell>
          <table:table-cell table:style-name="ce3" office:value-type="string">
            <text:p>Norwich North</text:p>
          </table:table-cell>
          <table:table-cell table:number-columns-repeated="1015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Norwich South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31">
            <text:p>431</text:p>
          </table:table-cell>
          <table:table-cell table:style-name="ce3" office:value-type="string">
            <text:p>Norwich South</text:p>
          </table:table-cell>
          <table:table-cell table:number-columns-repeated="1015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Nottingham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32">
            <text:p>432</text:p>
          </table:table-cell>
          <table:table-cell table:style-name="ce3" office:value-type="string">
            <text:p>Nottingham East</text:p>
          </table:table-cell>
          <table:table-cell table:number-columns-repeated="1015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Nottingham Nor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33">
            <text:p>433</text:p>
          </table:table-cell>
          <table:table-cell table:style-name="ce3" office:value-type="string">
            <text:p>Nottingham North</text:p>
          </table:table-cell>
          <table:table-cell table:number-columns-repeated="1015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Nottingham Sou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34">
            <text:p>434</text:p>
          </table:table-cell>
          <table:table-cell table:style-name="ce3" office:value-type="string">
            <text:p>Nottingham South</text:p>
          </table:table-cell>
          <table:table-cell table:number-columns-repeated="1015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Nuneaton</text:p>
          </table:table-cell>
          <table:table-cell table:style-name="ce2" office:value-type="time" office:time-value="PT01H00M00S">
            <text:p>01:00:00</text:p>
          </table:table-cell>
          <table:table-cell table:style-name="ce3" office:value-type="float" office:value="435">
            <text:p>435</text:p>
          </table:table-cell>
          <table:table-cell table:style-name="ce3" office:value-type="string">
            <text:p>Nuneaton</text:p>
          </table:table-cell>
          <table:table-cell table:number-columns-repeated="1015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Ochil and South Perth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36">
            <text:p>436</text:p>
          </table:table-cell>
          <table:table-cell table:style-name="ce3" office:value-type="string">
            <text:p>Ochil &amp; Perthshire South</text:p>
          </table:table-cell>
          <table:table-cell table:number-columns-repeated="1015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Ogmo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37">
            <text:p>437</text:p>
          </table:table-cell>
          <table:table-cell table:style-name="ce3" office:value-type="string">
            <text:p>Ogmore</text:p>
          </table:table-cell>
          <table:table-cell table:number-columns-repeated="1015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Old Bexley and Sidcup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38">
            <text:p>438</text:p>
          </table:table-cell>
          <table:table-cell table:style-name="ce3" office:value-type="string">
            <text:p>Old Bexley &amp; Sidcup</text:p>
          </table:table-cell>
          <table:table-cell table:number-columns-repeated="1015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Oldham East and Saddleworth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439">
            <text:p>439</text:p>
          </table:table-cell>
          <table:table-cell table:style-name="ce3" office:value-type="string">
            <text:p>Oldham East &amp; Saddleworth</text:p>
          </table:table-cell>
          <table:table-cell table:number-columns-repeated="1015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Oldham West and Royton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440">
            <text:p>440</text:p>
          </table:table-cell>
          <table:table-cell table:style-name="ce3" office:value-type="string">
            <text:p>Oldham West &amp; Royton</text:p>
          </table:table-cell>
          <table:table-cell table:number-columns-repeated="1015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Orkney and Shetlan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41">
            <text:p>441</text:p>
          </table:table-cell>
          <table:table-cell table:style-name="ce3" office:value-type="string">
            <text:p>Orkney &amp; Shetland</text:p>
          </table:table-cell>
          <table:table-cell table:number-columns-repeated="1015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Orpingto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442">
            <text:p>442</text:p>
          </table:table-cell>
          <table:table-cell table:style-name="ce3" office:value-type="string">
            <text:p>Orpington</text:p>
          </table:table-cell>
          <table:table-cell table:number-columns-repeated="1015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Oxford East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43">
            <text:p>443</text:p>
          </table:table-cell>
          <table:table-cell table:style-name="ce3" office:value-type="string">
            <text:p>Oxford East</text:p>
          </table:table-cell>
          <table:table-cell table:number-columns-repeated="1015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Oxford West and Abingdon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44">
            <text:p>444</text:p>
          </table:table-cell>
          <table:table-cell table:style-name="ce3" office:value-type="string">
            <text:p>Oxford West &amp; Abingdon</text:p>
          </table:table-cell>
          <table:table-cell table:number-columns-repeated="1015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Paisley and Renfrewshire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45">
            <text:p>445</text:p>
          </table:table-cell>
          <table:table-cell table:style-name="ce3" office:value-type="string">
            <text:p>Paisley &amp; Renfrewshire North</text:p>
          </table:table-cell>
          <table:table-cell table:number-columns-repeated="1015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Paisley and Renfrewshire Sou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46">
            <text:p>446</text:p>
          </table:table-cell>
          <table:table-cell table:style-name="ce3" office:value-type="string">
            <text:p>Paisley &amp; Renfrewshire South</text:p>
          </table:table-cell>
          <table:table-cell table:number-columns-repeated="1015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Pendl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47">
            <text:p>447</text:p>
          </table:table-cell>
          <table:table-cell table:style-name="ce3" office:value-type="string">
            <text:p>Pendle</text:p>
          </table:table-cell>
          <table:table-cell table:number-columns-repeated="1015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Penistone and Stocksbridg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48">
            <text:p>448</text:p>
          </table:table-cell>
          <table:table-cell table:style-name="ce3" office:value-type="string">
            <text:p>Penistone &amp; Stocksbridge</text:p>
          </table:table-cell>
          <table:table-cell table:number-columns-repeated="1015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Penrith and The Border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49">
            <text:p>449</text:p>
          </table:table-cell>
          <table:table-cell table:style-name="ce3" office:value-type="string">
            <text:p>Penrith &amp; The Border</text:p>
          </table:table-cell>
          <table:table-cell table:number-columns-repeated="1015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Perth and North Perth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50">
            <text:p>450</text:p>
          </table:table-cell>
          <table:table-cell table:style-name="ce3" office:value-type="string">
            <text:p>Perth &amp; Perthshire North</text:p>
          </table:table-cell>
          <table:table-cell table:number-columns-repeated="1015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Peterboroug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51">
            <text:p>451</text:p>
          </table:table-cell>
          <table:table-cell table:style-name="ce3" office:value-type="string">
            <text:p>Peterborough</text:p>
          </table:table-cell>
          <table:table-cell table:number-columns-repeated="1015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Plymouth Moor View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52">
            <text:p>452</text:p>
          </table:table-cell>
          <table:table-cell table:style-name="ce3" office:value-type="string">
            <text:p>Plymouth Moor View</text:p>
          </table:table-cell>
          <table:table-cell table:number-columns-repeated="1015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Plymouth, Sutton and Devonpor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53">
            <text:p>453</text:p>
          </table:table-cell>
          <table:table-cell table:style-name="ce3" office:value-type="string">
            <text:p>Plymouth Sutton &amp; Devonport</text:p>
          </table:table-cell>
          <table:table-cell table:number-columns-repeated="1015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Pontyprid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54">
            <text:p>454</text:p>
          </table:table-cell>
          <table:table-cell table:style-name="ce3" office:value-type="string">
            <text:p>Pontypridd</text:p>
          </table:table-cell>
          <table:table-cell table:number-columns-repeated="1015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Pool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55">
            <text:p>455</text:p>
          </table:table-cell>
          <table:table-cell table:style-name="ce3" office:value-type="string">
            <text:p>Poole</text:p>
          </table:table-cell>
          <table:table-cell table:number-columns-repeated="1015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Poplar and Limehous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56">
            <text:p>456</text:p>
          </table:table-cell>
          <table:table-cell table:style-name="ce3" office:value-type="string">
            <text:p>Poplar &amp; Limehouse</text:p>
          </table:table-cell>
          <table:table-cell table:number-columns-repeated="1015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Portsmouth North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457">
            <text:p>457</text:p>
          </table:table-cell>
          <table:table-cell table:style-name="ce3" office:value-type="string">
            <text:p>Portsmouth North</text:p>
          </table:table-cell>
          <table:table-cell table:number-columns-repeated="1015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Portsmouth South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458">
            <text:p>458</text:p>
          </table:table-cell>
          <table:table-cell table:style-name="ce3" office:value-type="string">
            <text:p>Portsmouth South</text:p>
          </table:table-cell>
          <table:table-cell table:number-columns-repeated="1015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Preseli Pembroke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59">
            <text:p>459</text:p>
          </table:table-cell>
          <table:table-cell table:style-name="ce3" office:value-type="string">
            <text:p>Preseli Pembrokeshire</text:p>
          </table:table-cell>
          <table:table-cell table:number-columns-repeated="1015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Prest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60">
            <text:p>460</text:p>
          </table:table-cell>
          <table:table-cell table:style-name="ce3" office:value-type="string">
            <text:p>Preston</text:p>
          </table:table-cell>
          <table:table-cell table:number-columns-repeated="1015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Pudse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61">
            <text:p>461</text:p>
          </table:table-cell>
          <table:table-cell table:style-name="ce3" office:value-type="string">
            <text:p>Pudsey</text:p>
          </table:table-cell>
          <table:table-cell table:number-columns-repeated="1015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Putney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62">
            <text:p>462</text:p>
          </table:table-cell>
          <table:table-cell table:style-name="ce3" office:value-type="string">
            <text:p>Putney</text:p>
          </table:table-cell>
          <table:table-cell table:number-columns-repeated="1015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Rayleigh and Wickford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463">
            <text:p>463</text:p>
          </table:table-cell>
          <table:table-cell table:style-name="ce3" office:value-type="string">
            <text:p>Rayleigh &amp; Wickford</text:p>
          </table:table-cell>
          <table:table-cell table:number-columns-repeated="1015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Reading East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64">
            <text:p>464</text:p>
          </table:table-cell>
          <table:table-cell table:style-name="ce3" office:value-type="string">
            <text:p>Reading East</text:p>
          </table:table-cell>
          <table:table-cell table:number-columns-repeated="1015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Reading West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65">
            <text:p>465</text:p>
          </table:table-cell>
          <table:table-cell table:style-name="ce3" office:value-type="string">
            <text:p>Reading West</text:p>
          </table:table-cell>
          <table:table-cell table:number-columns-repeated="1015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Redcar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66">
            <text:p>466</text:p>
          </table:table-cell>
          <table:table-cell table:style-name="ce3" office:value-type="string">
            <text:p>Redcar</text:p>
          </table:table-cell>
          <table:table-cell table:number-columns-repeated="1015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Redditc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67">
            <text:p>467</text:p>
          </table:table-cell>
          <table:table-cell table:style-name="ce3" office:value-type="string">
            <text:p>Redditch</text:p>
          </table:table-cell>
          <table:table-cell table:number-columns-repeated="1015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Reigat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468">
            <text:p>468</text:p>
          </table:table-cell>
          <table:table-cell table:style-name="ce3" office:value-type="string">
            <text:p>Reigate</text:p>
          </table:table-cell>
          <table:table-cell table:number-columns-repeated="1015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East Renfrewshir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69">
            <text:p>469</text:p>
          </table:table-cell>
          <table:table-cell table:style-name="ce3" office:value-type="string">
            <text:p>Renfrewshire East</text:p>
          </table:table-cell>
          <table:table-cell table:number-columns-repeated="1015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Rhondda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70">
            <text:p>470</text:p>
          </table:table-cell>
          <table:table-cell table:style-name="ce3" office:value-type="string">
            <text:p>Rhondda</text:p>
          </table:table-cell>
          <table:table-cell table:number-columns-repeated="1015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Ribble Valley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71">
            <text:p>471</text:p>
          </table:table-cell>
          <table:table-cell table:style-name="ce3" office:value-type="string">
            <text:p>Ribble Valley</text:p>
          </table:table-cell>
          <table:table-cell table:number-columns-repeated="1015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Richmond (Yorks)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72">
            <text:p>472</text:p>
          </table:table-cell>
          <table:table-cell table:style-name="ce3" office:value-type="string">
            <text:p>Richmond (Yorks)</text:p>
          </table:table-cell>
          <table:table-cell table:number-columns-repeated="1015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Richmond Park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73">
            <text:p>473</text:p>
          </table:table-cell>
          <table:table-cell table:style-name="ce3" office:value-type="string">
            <text:p>Richmond Park</text:p>
          </table:table-cell>
          <table:table-cell table:number-columns-repeated="1015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Rochdale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474">
            <text:p>474</text:p>
          </table:table-cell>
          <table:table-cell table:style-name="ce3" office:value-type="string">
            <text:p>Rochdale</text:p>
          </table:table-cell>
          <table:table-cell table:number-columns-repeated="1015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Rochester and Stroo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75">
            <text:p>475</text:p>
          </table:table-cell>
          <table:table-cell table:style-name="ce3" office:value-type="string">
            <text:p>Rochester &amp; Strood</text:p>
          </table:table-cell>
          <table:table-cell table:number-columns-repeated="1015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Rochford and Southend Ea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76">
            <text:p>476</text:p>
          </table:table-cell>
          <table:table-cell table:style-name="ce3" office:value-type="string">
            <text:p>Rochford &amp; Southend East</text:p>
          </table:table-cell>
          <table:table-cell table:number-columns-repeated="1015"/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Romford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77">
            <text:p>477</text:p>
          </table:table-cell>
          <table:table-cell table:style-name="ce3" office:value-type="string">
            <text:p>Romford</text:p>
          </table:table-cell>
          <table:table-cell table:number-columns-repeated="1015"/>
        </table:table-row>
        <table:table-row table:style-name="ro2">
          <table:table-cell office:value-type="float" office:value="472">
            <text:p>472</text:p>
          </table:table-cell>
          <table:table-cell office:value-type="string">
            <text:p>Romsey and Southampton Nort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78">
            <text:p>478</text:p>
          </table:table-cell>
          <table:table-cell table:style-name="ce3" office:value-type="string">
            <text:p>Romsey &amp; Southampton North</text:p>
          </table:table-cell>
          <table:table-cell table:number-columns-repeated="1015"/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Ross, Skye and Lochaber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479">
            <text:p>479</text:p>
          </table:table-cell>
          <table:table-cell table:style-name="ce3" office:value-type="string">
            <text:p>Ross, Skye &amp; Lochaber</text:p>
          </table:table-cell>
          <table:table-cell table:number-columns-repeated="1015"/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Rossendale and Darwe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80">
            <text:p>480</text:p>
          </table:table-cell>
          <table:table-cell table:style-name="ce3" office:value-type="string">
            <text:p>Rossendale &amp; Darwen</text:p>
          </table:table-cell>
          <table:table-cell table:number-columns-repeated="1015"/>
        </table:table-row>
        <table:table-row table:style-name="ro2">
          <table:table-cell office:value-type="float" office:value="475">
            <text:p>475</text:p>
          </table:table-cell>
          <table:table-cell office:value-type="string">
            <text:p>Rother Valley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81">
            <text:p>481</text:p>
          </table:table-cell>
          <table:table-cell table:style-name="ce3" office:value-type="string">
            <text:p>Rother Valley</text:p>
          </table:table-cell>
          <table:table-cell table:number-columns-repeated="1015"/>
        </table:table-row>
        <table:table-row table:style-name="ro2">
          <table:table-cell office:value-type="float" office:value="476">
            <text:p>476</text:p>
          </table:table-cell>
          <table:table-cell office:value-type="string">
            <text:p>Rotherham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82">
            <text:p>482</text:p>
          </table:table-cell>
          <table:table-cell table:style-name="ce3" office:value-type="string">
            <text:p>Rotherham</text:p>
          </table:table-cell>
          <table:table-cell table:number-columns-repeated="1015"/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Rugb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83">
            <text:p>483</text:p>
          </table:table-cell>
          <table:table-cell table:style-name="ce3" office:value-type="string">
            <text:p>Rugby</text:p>
          </table:table-cell>
          <table:table-cell table:number-columns-repeated="1015"/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Ruislip, Northwood and Pinner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84">
            <text:p>484</text:p>
          </table:table-cell>
          <table:table-cell table:style-name="ce3" office:value-type="string">
            <text:p>Ruislip, Northwood &amp; Pinner</text:p>
          </table:table-cell>
          <table:table-cell table:number-columns-repeated="1015"/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Runnymede and Weybridg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85">
            <text:p>485</text:p>
          </table:table-cell>
          <table:table-cell table:style-name="ce3" office:value-type="string">
            <text:p>Runnymede &amp; Weybridge</text:p>
          </table:table-cell>
          <table:table-cell table:number-columns-repeated="1015"/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Rushcliff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486">
            <text:p>486</text:p>
          </table:table-cell>
          <table:table-cell table:style-name="ce3" office:value-type="string">
            <text:p>Rushcliffe</text:p>
          </table:table-cell>
          <table:table-cell table:number-columns-repeated="1015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Rutherglen and Hamilton West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487">
            <text:p>487</text:p>
          </table:table-cell>
          <table:table-cell table:style-name="ce3" office:value-type="string">
            <text:p>Rutherglen &amp; Hamilton West</text:p>
          </table:table-cell>
          <table:table-cell table:number-columns-repeated="1015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Rutland and Melt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88">
            <text:p>488</text:p>
          </table:table-cell>
          <table:table-cell table:style-name="ce3" office:value-type="string">
            <text:p>Rutland &amp; Melton</text:p>
          </table:table-cell>
          <table:table-cell table:number-columns-repeated="1015"/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Saffron Walde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89">
            <text:p>489</text:p>
          </table:table-cell>
          <table:table-cell table:style-name="ce3" office:value-type="string">
            <text:p>Saffron Walden</text:p>
          </table:table-cell>
          <table:table-cell table:number-columns-repeated="1015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St. Albans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90">
            <text:p>490</text:p>
          </table:table-cell>
          <table:table-cell table:style-name="ce3" office:value-type="string">
            <text:p>St Albans</text:p>
          </table:table-cell>
          <table:table-cell table:number-columns-repeated="1015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St. Austell and Newquay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491">
            <text:p>491</text:p>
          </table:table-cell>
          <table:table-cell table:style-name="ce3" office:value-type="string">
            <text:p>St Austell &amp; Newquay</text:p>
          </table:table-cell>
          <table:table-cell table:number-columns-repeated="1015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St. Helens North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92">
            <text:p>492</text:p>
          </table:table-cell>
          <table:table-cell table:style-name="ce3" office:value-type="string">
            <text:p>St Helens North</text:p>
          </table:table-cell>
          <table:table-cell table:number-columns-repeated="1015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St. Helens South and Whiston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493">
            <text:p>493</text:p>
          </table:table-cell>
          <table:table-cell table:style-name="ce3" office:value-type="string">
            <text:p>St Helens South &amp; Whiston</text:p>
          </table:table-cell>
          <table:table-cell table:number-columns-repeated="1015"/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St. Ives</text:p>
          </table:table-cell>
          <table:table-cell table:style-name="ce2" office:value-type="time" office:time-value="PT13H00M00S">
            <text:p>13:00:00</text:p>
          </table:table-cell>
          <table:table-cell table:style-name="ce3" office:value-type="float" office:value="494">
            <text:p>494</text:p>
          </table:table-cell>
          <table:table-cell table:style-name="ce3" office:value-type="string">
            <text:p>St Ives</text:p>
          </table:table-cell>
          <table:table-cell table:number-columns-repeated="1015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Salford and Eccles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95">
            <text:p>495</text:p>
          </table:table-cell>
          <table:table-cell table:style-name="ce3" office:value-type="string">
            <text:p>Salford &amp; Eccles</text:p>
          </table:table-cell>
          <table:table-cell table:number-columns-repeated="1015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Salisbur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96">
            <text:p>496</text:p>
          </table:table-cell>
          <table:table-cell table:style-name="ce3" office:value-type="string">
            <text:p>Salisbury</text:p>
          </table:table-cell>
          <table:table-cell table:number-columns-repeated="1015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Scarborough and Whitby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497">
            <text:p>497</text:p>
          </table:table-cell>
          <table:table-cell table:style-name="ce3" office:value-type="string">
            <text:p>Scarborough &amp; Whitby</text:p>
          </table:table-cell>
          <table:table-cell table:number-columns-repeated="1015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Scunthorp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498">
            <text:p>498</text:p>
          </table:table-cell>
          <table:table-cell table:style-name="ce3" office:value-type="string">
            <text:p>Scunthorpe</text:p>
          </table:table-cell>
          <table:table-cell table:number-columns-repeated="1015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Sedgefiel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499">
            <text:p>499</text:p>
          </table:table-cell>
          <table:table-cell table:style-name="ce3" office:value-type="string">
            <text:p>Sedgefield</text:p>
          </table:table-cell>
          <table:table-cell table:number-columns-repeated="1015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Sefton Central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Sefton Central</text:p>
          </table:table-cell>
          <table:table-cell table:number-columns-repeated="1015"/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Selby and Ainsty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01">
            <text:p>501</text:p>
          </table:table-cell>
          <table:table-cell table:style-name="ce3" office:value-type="string">
            <text:p>Selby &amp; Ainsty</text:p>
          </table:table-cell>
          <table:table-cell table:number-columns-repeated="1015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Sevenoaks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02">
            <text:p>502</text:p>
          </table:table-cell>
          <table:table-cell table:style-name="ce3" office:value-type="string">
            <text:p>Sevenoaks</text:p>
          </table:table-cell>
          <table:table-cell table:number-columns-repeated="1015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Sheffield Brightside and Hillsborough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03">
            <text:p>503</text:p>
          </table:table-cell>
          <table:table-cell table:style-name="ce3" office:value-type="string">
            <text:p>Sheffield Brightside &amp; Hillsborough</text:p>
          </table:table-cell>
          <table:table-cell table:number-columns-repeated="1015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heffield Central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04">
            <text:p>504</text:p>
          </table:table-cell>
          <table:table-cell table:style-name="ce3" office:value-type="string">
            <text:p>Sheffield Central</text:p>
          </table:table-cell>
          <table:table-cell table:number-columns-repeated="1015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Sheffield Hallam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05">
            <text:p>505</text:p>
          </table:table-cell>
          <table:table-cell table:style-name="ce3" office:value-type="string">
            <text:p>Sheffield Hallam</text:p>
          </table:table-cell>
          <table:table-cell table:number-columns-repeated="1015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Sheffield Heele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06">
            <text:p>506</text:p>
          </table:table-cell>
          <table:table-cell table:style-name="ce3" office:value-type="string">
            <text:p>Sheffield Heeley</text:p>
          </table:table-cell>
          <table:table-cell table:number-columns-repeated="1015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Sheffield South Eas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07">
            <text:p>507</text:p>
          </table:table-cell>
          <table:table-cell table:style-name="ce3" office:value-type="string">
            <text:p>Sheffield South East</text:p>
          </table:table-cell>
          <table:table-cell table:number-columns-repeated="1015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Sherwoo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08">
            <text:p>508</text:p>
          </table:table-cell>
          <table:table-cell table:style-name="ce3" office:value-type="string">
            <text:p>Sherwood</text:p>
          </table:table-cell>
          <table:table-cell table:number-columns-repeated="1015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Shipl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Shipley</text:p>
          </table:table-cell>
          <table:table-cell table:number-columns-repeated="1015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Shrewsbury and Atcham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10">
            <text:p>510</text:p>
          </table:table-cell>
          <table:table-cell table:style-name="ce3" office:value-type="string">
            <text:p>Shrewsbury &amp; Atcham</text:p>
          </table:table-cell>
          <table:table-cell table:number-columns-repeated="1015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North Shropshire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11">
            <text:p>511</text:p>
          </table:table-cell>
          <table:table-cell table:style-name="ce3" office:value-type="string">
            <text:p>Shropshire North</text:p>
          </table:table-cell>
          <table:table-cell table:number-columns-repeated="1015"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Sittingbourne and Shepp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12">
            <text:p>512</text:p>
          </table:table-cell>
          <table:table-cell table:style-name="ce3" office:value-type="string">
            <text:p>Sittingbourne &amp; Sheppey</text:p>
          </table:table-cell>
          <table:table-cell table:number-columns-repeated="1015"/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Skipton and Rip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13">
            <text:p>513</text:p>
          </table:table-cell>
          <table:table-cell table:style-name="ce3" office:value-type="string">
            <text:p>Skipton &amp; Ripon</text:p>
          </table:table-cell>
          <table:table-cell table:number-columns-repeated="1015"/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Sleaford and North Hykeham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14">
            <text:p>514</text:p>
          </table:table-cell>
          <table:table-cell table:style-name="ce3" office:value-type="string">
            <text:p>Sleaford &amp; North Hykeham</text:p>
          </table:table-cell>
          <table:table-cell table:number-columns-repeated="1015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Sloug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15">
            <text:p>515</text:p>
          </table:table-cell>
          <table:table-cell table:style-name="ce3" office:value-type="string">
            <text:p>Slough</text:p>
          </table:table-cell>
          <table:table-cell table:number-columns-repeated="1015"/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Solihull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16">
            <text:p>516</text:p>
          </table:table-cell>
          <table:table-cell table:style-name="ce3" office:value-type="string">
            <text:p>Solihull</text:p>
          </table:table-cell>
          <table:table-cell table:number-columns-repeated="1015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North Somerse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17">
            <text:p>517</text:p>
          </table:table-cell>
          <table:table-cell table:style-name="ce3" office:value-type="string">
            <text:p>Somerset North</text:p>
          </table:table-cell>
          <table:table-cell table:number-columns-repeated="1015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rth East Somerse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18">
            <text:p>518</text:p>
          </table:table-cell>
          <table:table-cell table:style-name="ce3" office:value-type="string">
            <text:p>Somerset North East</text:p>
          </table:table-cell>
          <table:table-cell table:number-columns-repeated="1015"/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Somerton and From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19">
            <text:p>519</text:p>
          </table:table-cell>
          <table:table-cell table:style-name="ce3" office:value-type="string">
            <text:p>Somerton &amp; Frome</text:p>
          </table:table-cell>
          <table:table-cell table:number-columns-repeated="1015"/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South Holland and The Deepings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520">
            <text:p>520</text:p>
          </table:table-cell>
          <table:table-cell table:style-name="ce3" office:value-type="string">
            <text:p>South Holland &amp; The Deepings</text:p>
          </table:table-cell>
          <table:table-cell table:number-columns-repeated="1015"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South Ribbl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21">
            <text:p>521</text:p>
          </table:table-cell>
          <table:table-cell table:style-name="ce3" office:value-type="string">
            <text:p>South Ribble</text:p>
          </table:table-cell>
          <table:table-cell table:number-columns-repeated="1015"/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South Shields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22">
            <text:p>522</text:p>
          </table:table-cell>
          <table:table-cell table:style-name="ce3" office:value-type="string">
            <text:p>South Shields</text:p>
          </table:table-cell>
          <table:table-cell table:number-columns-repeated="1015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Southampton Itche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23">
            <text:p>523</text:p>
          </table:table-cell>
          <table:table-cell table:style-name="ce3" office:value-type="string">
            <text:p>Southampton Itchen</text:p>
          </table:table-cell>
          <table:table-cell table:number-columns-repeated="1015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Southampton Te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24">
            <text:p>524</text:p>
          </table:table-cell>
          <table:table-cell table:style-name="ce3" office:value-type="string">
            <text:p>Southampton Test</text:p>
          </table:table-cell>
          <table:table-cell table:number-columns-repeated="1015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Southend We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25">
            <text:p>525</text:p>
          </table:table-cell>
          <table:table-cell table:style-name="ce3" office:value-type="string">
            <text:p>Southend West</text:p>
          </table:table-cell>
          <table:table-cell table:number-columns-repeated="1015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Southpor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26">
            <text:p>526</text:p>
          </table:table-cell>
          <table:table-cell table:style-name="ce3" office:value-type="string">
            <text:p>Southport</text:p>
          </table:table-cell>
          <table:table-cell table:number-columns-repeated="1015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Spelthorn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27">
            <text:p>527</text:p>
          </table:table-cell>
          <table:table-cell table:style-name="ce3" office:value-type="string">
            <text:p>Spelthorne</text:p>
          </table:table-cell>
          <table:table-cell table:number-columns-repeated="1015"/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Stafford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28">
            <text:p>528</text:p>
          </table:table-cell>
          <table:table-cell table:style-name="ce3" office:value-type="string">
            <text:p>Stafford</text:p>
          </table:table-cell>
          <table:table-cell table:number-columns-repeated="1015"/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Staffordshire Moorlands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29">
            <text:p>529</text:p>
          </table:table-cell>
          <table:table-cell table:style-name="ce3" office:value-type="string">
            <text:p>Staffordshire Moorlands</text:p>
          </table:table-cell>
          <table:table-cell table:number-columns-repeated="1015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South Staffordshire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530">
            <text:p>530</text:p>
          </table:table-cell>
          <table:table-cell table:style-name="ce3" office:value-type="string">
            <text:p>Staffordshire South</text:p>
          </table:table-cell>
          <table:table-cell table:number-columns-repeated="1015"/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Stalybridge and Hyde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531">
            <text:p>531</text:p>
          </table:table-cell>
          <table:table-cell table:style-name="ce3" office:value-type="string">
            <text:p>Stalybridge &amp; Hyde</text:p>
          </table:table-cell>
          <table:table-cell table:number-columns-repeated="1015"/>
        </table:table-row>
        <table:table-row table:style-name="ro2">
          <table:table-cell office:value-type="float" office:value="543">
            <text:p>543</text:p>
          </table:table-cell>
          <table:table-cell office:value-type="string">
            <text:p>Stevenag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32">
            <text:p>532</text:p>
          </table:table-cell>
          <table:table-cell table:style-name="ce3" office:value-type="string">
            <text:p>Stevenage</text:p>
          </table:table-cell>
          <table:table-cell table:number-columns-repeated="1015"/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Stirling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533">
            <text:p>533</text:p>
          </table:table-cell>
          <table:table-cell table:style-name="ce3" office:value-type="string">
            <text:p>Stirling</text:p>
          </table:table-cell>
          <table:table-cell table:number-columns-repeated="1015"/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Stockpor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34">
            <text:p>534</text:p>
          </table:table-cell>
          <table:table-cell table:style-name="ce3" office:value-type="string">
            <text:p>Stockport</text:p>
          </table:table-cell>
          <table:table-cell table:number-columns-repeated="1015"/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Stockton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35">
            <text:p>535</text:p>
          </table:table-cell>
          <table:table-cell table:style-name="ce3" office:value-type="string">
            <text:p>Stockton North</text:p>
          </table:table-cell>
          <table:table-cell table:number-columns-repeated="1015"/>
        </table:table-row>
        <table:table-row table:style-name="ro2">
          <table:table-cell office:value-type="float" office:value="547">
            <text:p>547</text:p>
          </table:table-cell>
          <table:table-cell office:value-type="string">
            <text:p>Stockton Sou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36">
            <text:p>536</text:p>
          </table:table-cell>
          <table:table-cell table:style-name="ce3" office:value-type="string">
            <text:p>Stockton South</text:p>
          </table:table-cell>
          <table:table-cell table:number-columns-repeated="1015"/>
        </table:table-row>
        <table:table-row table:style-name="ro2">
          <table:table-cell office:value-type="float" office:value="548">
            <text:p>548</text:p>
          </table:table-cell>
          <table:table-cell office:value-type="string">
            <text:p>Stoke-on-Trent Central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37">
            <text:p>537</text:p>
          </table:table-cell>
          <table:table-cell table:style-name="ce3" office:value-type="string">
            <text:p>Stoke-on-Trent Central</text:p>
          </table:table-cell>
          <table:table-cell table:number-columns-repeated="1015"/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Stoke-on-Trent North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38">
            <text:p>538</text:p>
          </table:table-cell>
          <table:table-cell table:style-name="ce3" office:value-type="string">
            <text:p>Stoke-on-Trent North</text:p>
          </table:table-cell>
          <table:table-cell table:number-columns-repeated="1015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Stoke-on-Trent South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39">
            <text:p>539</text:p>
          </table:table-cell>
          <table:table-cell table:style-name="ce3" office:value-type="string">
            <text:p>Stoke-on-Trent South</text:p>
          </table:table-cell>
          <table:table-cell table:number-columns-repeated="1015"/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Ston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40">
            <text:p>540</text:p>
          </table:table-cell>
          <table:table-cell table:style-name="ce3" office:value-type="string">
            <text:p>Stone</text:p>
          </table:table-cell>
          <table:table-cell table:number-columns-repeated="1015"/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Stourbridg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41">
            <text:p>541</text:p>
          </table:table-cell>
          <table:table-cell table:style-name="ce3" office:value-type="string">
            <text:p>Stourbridge</text:p>
          </table:table-cell>
          <table:table-cell table:number-columns-repeated="1015"/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Strangford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542">
            <text:p>542</text:p>
          </table:table-cell>
          <table:table-cell table:style-name="ce3" office:value-type="string">
            <text:p>Strangford</text:p>
          </table:table-cell>
          <table:table-cell table:number-columns-repeated="1015"/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Stratford-on-Av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43">
            <text:p>543</text:p>
          </table:table-cell>
          <table:table-cell table:style-name="ce3" office:value-type="string">
            <text:p>Stratford-on-Avon</text:p>
          </table:table-cell>
          <table:table-cell table:number-columns-repeated="1015"/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Streatham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44">
            <text:p>544</text:p>
          </table:table-cell>
          <table:table-cell table:style-name="ce3" office:value-type="string">
            <text:p>Streatham</text:p>
          </table:table-cell>
          <table:table-cell table:number-columns-repeated="1015"/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Stretford and Urmst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45">
            <text:p>545</text:p>
          </table:table-cell>
          <table:table-cell table:style-name="ce3" office:value-type="string">
            <text:p>Stretford &amp; Urmston</text:p>
          </table:table-cell>
          <table:table-cell table:number-columns-repeated="1015"/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Strou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46">
            <text:p>546</text:p>
          </table:table-cell>
          <table:table-cell table:style-name="ce3" office:value-type="string">
            <text:p>Stroud</text:p>
          </table:table-cell>
          <table:table-cell table:number-columns-repeated="1015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Central Suffolk and North Ipswich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47">
            <text:p>547</text:p>
          </table:table-cell>
          <table:table-cell table:style-name="ce3" office:value-type="string">
            <text:p>Suffolk Central &amp; Ipswich North</text:p>
          </table:table-cell>
          <table:table-cell table:number-columns-repeated="1015"/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Suffolk Coastal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48">
            <text:p>548</text:p>
          </table:table-cell>
          <table:table-cell table:style-name="ce3" office:value-type="string">
            <text:p>Suffolk Coastal</text:p>
          </table:table-cell>
          <table:table-cell table:number-columns-repeated="1015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outh Suffolk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49">
            <text:p>549</text:p>
          </table:table-cell>
          <table:table-cell table:style-name="ce3" office:value-type="string">
            <text:p>Suffolk South</text:p>
          </table:table-cell>
          <table:table-cell table:number-columns-repeated="1015"/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West Suffolk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50">
            <text:p>550</text:p>
          </table:table-cell>
          <table:table-cell table:style-name="ce3" office:value-type="string">
            <text:p>Suffolk West</text:p>
          </table:table-cell>
          <table:table-cell table:number-columns-repeated="1015"/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Sunderland Central</text:p>
          </table:table-cell>
          <table:table-cell table:style-name="ce2" office:value-type="time" office:time-value="PT00H01M00S">
            <text:p>00:01:00</text:p>
          </table:table-cell>
          <table:table-cell table:style-name="ce3" office:value-type="float" office:value="551">
            <text:p>551</text:p>
          </table:table-cell>
          <table:table-cell table:style-name="ce3" office:value-type="string">
            <text:p>Sunderland Central</text:p>
          </table:table-cell>
          <table:table-cell table:number-columns-repeated="1015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East Surrey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552">
            <text:p>552</text:p>
          </table:table-cell>
          <table:table-cell table:style-name="ce3" office:value-type="string">
            <text:p>Surrey East</text:p>
          </table:table-cell>
          <table:table-cell table:number-columns-repeated="1015"/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Surrey Heath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53">
            <text:p>553</text:p>
          </table:table-cell>
          <table:table-cell table:style-name="ce3" office:value-type="string">
            <text:p>Surrey Heath</text:p>
          </table:table-cell>
          <table:table-cell table:number-columns-repeated="1015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South West Surrey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54">
            <text:p>554</text:p>
          </table:table-cell>
          <table:table-cell table:style-name="ce3" office:value-type="string">
            <text:p>Surrey South West</text:p>
          </table:table-cell>
          <table:table-cell table:number-columns-repeated="1015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Mid Sussex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55">
            <text:p>555</text:p>
          </table:table-cell>
          <table:table-cell table:style-name="ce3" office:value-type="string">
            <text:p>Sussex Mid</text:p>
          </table:table-cell>
          <table:table-cell table:number-columns-repeated="1015"/>
        </table:table-row>
        <table:table-row table:style-name="ro2">
          <table:table-cell office:value-type="float" office:value="561">
            <text:p>561</text:p>
          </table:table-cell>
          <table:table-cell office:value-type="string">
            <text:p>Sutton and Cheam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56">
            <text:p>556</text:p>
          </table:table-cell>
          <table:table-cell table:style-name="ce3" office:value-type="string">
            <text:p>Sutton &amp; Cheam</text:p>
          </table:table-cell>
          <table:table-cell table:number-columns-repeated="1015"/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Sutton Coldfield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57">
            <text:p>557</text:p>
          </table:table-cell>
          <table:table-cell table:style-name="ce3" office:value-type="string">
            <text:p>Sutton Coldfield</text:p>
          </table:table-cell>
          <table:table-cell table:number-columns-repeated="1015"/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Swansea Ea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58">
            <text:p>558</text:p>
          </table:table-cell>
          <table:table-cell table:style-name="ce3" office:value-type="string">
            <text:p>Swansea East</text:p>
          </table:table-cell>
          <table:table-cell table:number-columns-repeated="1015"/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Swansea West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59">
            <text:p>559</text:p>
          </table:table-cell>
          <table:table-cell table:style-name="ce3" office:value-type="string">
            <text:p>Swansea West</text:p>
          </table:table-cell>
          <table:table-cell table:number-columns-repeated="1015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North Swind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60">
            <text:p>560</text:p>
          </table:table-cell>
          <table:table-cell table:style-name="ce3" office:value-type="string">
            <text:p>Swindon North</text:p>
          </table:table-cell>
          <table:table-cell table:number-columns-repeated="1015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South Swindo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61">
            <text:p>561</text:p>
          </table:table-cell>
          <table:table-cell table:style-name="ce3" office:value-type="string">
            <text:p>Swindon South</text:p>
          </table:table-cell>
          <table:table-cell table:number-columns-repeated="1015"/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Tamworth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562">
            <text:p>562</text:p>
          </table:table-cell>
          <table:table-cell table:style-name="ce3" office:value-type="string">
            <text:p>Tamworth</text:p>
          </table:table-cell>
          <table:table-cell table:number-columns-repeated="1015"/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Tatton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63">
            <text:p>563</text:p>
          </table:table-cell>
          <table:table-cell table:style-name="ce3" office:value-type="string">
            <text:p>Tatton</text:p>
          </table:table-cell>
          <table:table-cell table:number-columns-repeated="1015"/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Taunton Dean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64">
            <text:p>564</text:p>
          </table:table-cell>
          <table:table-cell table:style-name="ce3" office:value-type="string">
            <text:p>Taunton Deane</text:p>
          </table:table-cell>
          <table:table-cell table:number-columns-repeated="1015"/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Telford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65">
            <text:p>565</text:p>
          </table:table-cell>
          <table:table-cell table:style-name="ce3" office:value-type="string">
            <text:p>Telford</text:p>
          </table:table-cell>
          <table:table-cell table:number-columns-repeated="1015"/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Tewkesbury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66">
            <text:p>566</text:p>
          </table:table-cell>
          <table:table-cell table:style-name="ce3" office:value-type="string">
            <text:p>Tewkesbury</text:p>
          </table:table-cell>
          <table:table-cell table:number-columns-repeated="1015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North Thanet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67">
            <text:p>567</text:p>
          </table:table-cell>
          <table:table-cell table:style-name="ce3" office:value-type="string">
            <text:p>Thanet North</text:p>
          </table:table-cell>
          <table:table-cell table:number-columns-repeated="1015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South Thanet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68">
            <text:p>568</text:p>
          </table:table-cell>
          <table:table-cell table:style-name="ce3" office:value-type="string">
            <text:p>Thanet South</text:p>
          </table:table-cell>
          <table:table-cell table:number-columns-repeated="1015"/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Thirsk and Malto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69">
            <text:p>569</text:p>
          </table:table-cell>
          <table:table-cell table:style-name="ce3" office:value-type="string">
            <text:p>Thirsk &amp; Malton</text:p>
          </table:table-cell>
          <table:table-cell table:number-columns-repeated="1015"/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Thornbury and Yate</text:p>
          </table:table-cell>
          <table:table-cell table:style-name="ce2" office:value-type="time" office:time-value="PT02H15M00S">
            <text:p>02:15:00</text:p>
          </table:table-cell>
          <table:table-cell table:style-name="ce3" office:value-type="float" office:value="570">
            <text:p>570</text:p>
          </table:table-cell>
          <table:table-cell table:style-name="ce3" office:value-type="string">
            <text:p>Thornbury &amp; Yate</text:p>
          </table:table-cell>
          <table:table-cell table:number-columns-repeated="1015"/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Thurrock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71">
            <text:p>571</text:p>
          </table:table-cell>
          <table:table-cell table:style-name="ce3" office:value-type="string">
            <text:p>Thurrock</text:p>
          </table:table-cell>
          <table:table-cell table:number-columns-repeated="1015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Tiverton and Honiton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72">
            <text:p>572</text:p>
          </table:table-cell>
          <table:table-cell table:style-name="ce3" office:value-type="string">
            <text:p>Tiverton &amp; Honiton</text:p>
          </table:table-cell>
          <table:table-cell table:number-columns-repeated="1015"/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Tonbridge and Malling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73">
            <text:p>573</text:p>
          </table:table-cell>
          <table:table-cell table:style-name="ce3" office:value-type="string">
            <text:p>Tonbridge &amp; Malling</text:p>
          </table:table-cell>
          <table:table-cell table:number-columns-repeated="1015"/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Tooting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574">
            <text:p>574</text:p>
          </table:table-cell>
          <table:table-cell table:style-name="ce3" office:value-type="string">
            <text:p>Tooting</text:p>
          </table:table-cell>
          <table:table-cell table:number-columns-repeated="1015"/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Torba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75">
            <text:p>575</text:p>
          </table:table-cell>
          <table:table-cell table:style-name="ce3" office:value-type="string">
            <text:p>Torbay</text:p>
          </table:table-cell>
          <table:table-cell table:number-columns-repeated="1015"/>
        </table:table-row>
        <table:table-row table:style-name="ro2">
          <table:table-cell office:value-type="float" office:value="579">
            <text:p>579</text:p>
          </table:table-cell>
          <table:table-cell office:value-type="string">
            <text:p>Torfae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76">
            <text:p>576</text:p>
          </table:table-cell>
          <table:table-cell table:style-name="ce3" office:value-type="string">
            <text:p>Torfaen</text:p>
          </table:table-cell>
          <table:table-cell table:number-columns-repeated="1015"/>
        </table:table-row>
        <table:table-row table:style-name="ro2">
          <table:table-cell office:value-type="float" office:value="581">
            <text:p>581</text:p>
          </table:table-cell>
          <table:table-cell office:value-type="string">
            <text:p>Totnes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77">
            <text:p>577</text:p>
          </table:table-cell>
          <table:table-cell table:style-name="ce3" office:value-type="string">
            <text:p>Totnes</text:p>
          </table:table-cell>
          <table:table-cell table:number-columns-repeated="1015"/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Tottenham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78">
            <text:p>578</text:p>
          </table:table-cell>
          <table:table-cell table:style-name="ce3" office:value-type="string">
            <text:p>Tottenham</text:p>
          </table:table-cell>
          <table:table-cell table:number-columns-repeated="1015"/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Truro and Falmouth</text:p>
          </table:table-cell>
          <table:table-cell table:style-name="ce2" office:value-type="time" office:time-value="PT06H30M00S">
            <text:p>06:30:00</text:p>
          </table:table-cell>
          <table:table-cell table:style-name="ce3" office:value-type="float" office:value="579">
            <text:p>579</text:p>
          </table:table-cell>
          <table:table-cell table:style-name="ce3" office:value-type="string">
            <text:p>Truro &amp; Falmouth</text:p>
          </table:table-cell>
          <table:table-cell table:number-columns-repeated="1015"/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Tunbridge Wells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80">
            <text:p>580</text:p>
          </table:table-cell>
          <table:table-cell table:style-name="ce3" office:value-type="string">
            <text:p>Tunbridge Wells</text:p>
          </table:table-cell>
          <table:table-cell table:number-columns-repeated="1015"/>
        </table:table-row>
        <table:table-row table:style-name="ro2">
          <table:table-cell office:value-type="float" office:value="585">
            <text:p>585</text:p>
          </table:table-cell>
          <table:table-cell office:value-type="string">
            <text:p>Twickenham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581">
            <text:p>581</text:p>
          </table:table-cell>
          <table:table-cell table:style-name="ce3" office:value-type="string">
            <text:p>Twickenham</text:p>
          </table:table-cell>
          <table:table-cell table:number-columns-repeated="1015"/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Tynemouth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82">
            <text:p>582</text:p>
          </table:table-cell>
          <table:table-cell table:style-name="ce3" office:value-type="string">
            <text:p>Tynemouth</text:p>
          </table:table-cell>
          <table:table-cell table:number-columns-repeated="1015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North Tynesid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583">
            <text:p>583</text:p>
          </table:table-cell>
          <table:table-cell table:style-name="ce3" office:value-type="string">
            <text:p>Tyneside North</text:p>
          </table:table-cell>
          <table:table-cell table:number-columns-repeated="1015"/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West Tyrone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float" office:value="584">
            <text:p>584</text:p>
          </table:table-cell>
          <table:table-cell table:style-name="ce3" office:value-type="string">
            <text:p>Tyrone West</text:p>
          </table:table-cell>
          <table:table-cell table:number-columns-repeated="1015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Mid Ulster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85">
            <text:p>585</text:p>
          </table:table-cell>
          <table:table-cell table:style-name="ce3" office:value-type="string">
            <text:p>Ulster Mid</text:p>
          </table:table-cell>
          <table:table-cell table:number-columns-repeated="1015"/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Upper Bann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float" office:value="586">
            <text:p>586</text:p>
          </table:table-cell>
          <table:table-cell table:style-name="ce3" office:value-type="string">
            <text:p>Upper Bann</text:p>
          </table:table-cell>
          <table:table-cell table:number-columns-repeated="1015"/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Uxbridge and South Ruislip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87">
            <text:p>587</text:p>
          </table:table-cell>
          <table:table-cell table:style-name="ce3" office:value-type="string">
            <text:p>Uxbridge &amp; Ruislip South</text:p>
          </table:table-cell>
          <table:table-cell table:number-columns-repeated="1015"/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Vale of Clwyd</text:p>
          </table:table-cell>
          <table:table-cell table:style-name="ce2" office:value-type="time" office:time-value="PT01H30M00S">
            <text:p>01:30:00</text:p>
          </table:table-cell>
          <table:table-cell table:style-name="ce3" office:value-type="float" office:value="588">
            <text:p>588</text:p>
          </table:table-cell>
          <table:table-cell table:style-name="ce3" office:value-type="string">
            <text:p>Vale of Clwyd</text:p>
          </table:table-cell>
          <table:table-cell table:number-columns-repeated="1015"/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Vale of Glamorgan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589">
            <text:p>589</text:p>
          </table:table-cell>
          <table:table-cell table:style-name="ce3" office:value-type="string">
            <text:p>Vale of Glamorgan</text:p>
          </table:table-cell>
          <table:table-cell table:number-columns-repeated="1015"/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Vauxhall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Vauxhall</text:p>
          </table:table-cell>
          <table:table-cell table:number-columns-repeated="1015"/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Wakefield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91">
            <text:p>591</text:p>
          </table:table-cell>
          <table:table-cell table:style-name="ce3" office:value-type="string">
            <text:p>Wakefield</text:p>
          </table:table-cell>
          <table:table-cell table:number-columns-repeated="1015"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Wallasey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Wallasey</text:p>
          </table:table-cell>
          <table:table-cell table:number-columns-repeated="1015"/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Walsall North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93">
            <text:p>593</text:p>
          </table:table-cell>
          <table:table-cell table:style-name="ce3" office:value-type="string">
            <text:p>Walsall North</text:p>
          </table:table-cell>
          <table:table-cell table:number-columns-repeated="1015"/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Walsall South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Walsall South</text:p>
          </table:table-cell>
          <table:table-cell table:number-columns-repeated="1015"/>
        </table:table-row>
        <table:table-row table:style-name="ro2">
          <table:table-cell office:value-type="float" office:value="596">
            <text:p>596</text:p>
          </table:table-cell>
          <table:table-cell office:value-type="string">
            <text:p>Walthamstow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95">
            <text:p>595</text:p>
          </table:table-cell>
          <table:table-cell table:style-name="ce3" office:value-type="string">
            <text:p>Walthamstow</text:p>
          </table:table-cell>
          <table:table-cell table:number-columns-repeated="1015"/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Wansbeck</text:p>
          </table:table-cell>
          <table:table-cell table:style-name="ce2" office:value-type="time" office:time-value="PT12H00M00S">
            <text:p>12:00:0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Wansbeck</text:p>
          </table:table-cell>
          <table:table-cell table:number-columns-repeated="1015"/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Wantage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Wantage</text:p>
          </table:table-cell>
          <table:table-cell table:number-columns-repeated="1015"/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Warley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598">
            <text:p>598</text:p>
          </table:table-cell>
          <table:table-cell table:style-name="ce3" office:value-type="string">
            <text:p>Warley</text:p>
          </table:table-cell>
          <table:table-cell table:number-columns-repeated="1015"/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Warrington Nor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Warrington North</text:p>
          </table:table-cell>
          <table:table-cell table:number-columns-repeated="1015"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Warrington Sou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00">
            <text:p>600</text:p>
          </table:table-cell>
          <table:table-cell table:style-name="ce3" office:value-type="string">
            <text:p>Warrington South</text:p>
          </table:table-cell>
          <table:table-cell table:number-columns-repeated="1015"/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Warwick and Leamington</text:p>
          </table:table-cell>
          <table:table-cell table:style-name="ce2" office:value-type="time" office:time-value="PT12H00M00S">
            <text:p>12:00:00</text:p>
          </table:table-cell>
          <table:table-cell table:style-name="ce3" office:value-type="float" office:value="601">
            <text:p>601</text:p>
          </table:table-cell>
          <table:table-cell table:style-name="ce3" office:value-type="string">
            <text:p>Warwick &amp; Leamington</text:p>
          </table:table-cell>
          <table:table-cell table:number-columns-repeated="1015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North Warwick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02">
            <text:p>602</text:p>
          </table:table-cell>
          <table:table-cell table:style-name="ce3" office:value-type="string">
            <text:p>Warwickshire North</text:p>
          </table:table-cell>
          <table:table-cell table:number-columns-repeated="1015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Washington and Sunderland West</text:p>
          </table:table-cell>
          <table:table-cell table:style-name="ce2" office:value-type="time" office:time-value="PT23H30M00S">
            <text:p>23:30:00</text:p>
          </table:table-cell>
          <table:table-cell table:style-name="ce3" office:value-type="float" office:value="603">
            <text:p>603</text:p>
          </table:table-cell>
          <table:table-cell table:style-name="ce3" office:value-type="string">
            <text:p>Washington &amp; Sunderland West</text:p>
          </table:table-cell>
          <table:table-cell table:number-columns-repeated="1015"/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Watford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604">
            <text:p>604</text:p>
          </table:table-cell>
          <table:table-cell table:style-name="ce3" office:value-type="string">
            <text:p>Watford</text:p>
          </table:table-cell>
          <table:table-cell table:number-columns-repeated="1015"/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Waveney</text:p>
          </table:table-cell>
          <table:table-cell table:style-name="ce2" office:value-type="time" office:time-value="PT05H30M00S">
            <text:p>05:30:00</text:p>
          </table:table-cell>
          <table:table-cell table:style-name="ce3" office:value-type="float" office:value="605">
            <text:p>605</text:p>
          </table:table-cell>
          <table:table-cell table:style-name="ce3" office:value-type="string">
            <text:p>Waveney</text:p>
          </table:table-cell>
          <table:table-cell table:number-columns-repeated="1015"/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Wealde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06">
            <text:p>606</text:p>
          </table:table-cell>
          <table:table-cell table:style-name="ce3" office:value-type="string">
            <text:p>Wealden</text:p>
          </table:table-cell>
          <table:table-cell table:number-columns-repeated="1015"/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Weaver Val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607">
            <text:p>607</text:p>
          </table:table-cell>
          <table:table-cell table:style-name="ce3" office:value-type="string">
            <text:p>Weaver Vale</text:p>
          </table:table-cell>
          <table:table-cell table:number-columns-repeated="1015"/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Wellingboroug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608">
            <text:p>608</text:p>
          </table:table-cell>
          <table:table-cell table:style-name="ce3" office:value-type="string">
            <text:p>Wellingborough</text:p>
          </table:table-cell>
          <table:table-cell table:number-columns-repeated="1015"/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Wells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609">
            <text:p>609</text:p>
          </table:table-cell>
          <table:table-cell table:style-name="ce3" office:value-type="string">
            <text:p>Wells</text:p>
          </table:table-cell>
          <table:table-cell table:number-columns-repeated="1015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Welwyn Hatfield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610">
            <text:p>610</text:p>
          </table:table-cell>
          <table:table-cell table:style-name="ce3" office:value-type="string">
            <text:p>Welwyn Hatfield</text:p>
          </table:table-cell>
          <table:table-cell table:number-columns-repeated="1015"/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Wentworth and Dearn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611">
            <text:p>611</text:p>
          </table:table-cell>
          <table:table-cell table:style-name="ce3" office:value-type="string">
            <text:p>Wentworth &amp; Dearne</text:p>
          </table:table-cell>
          <table:table-cell table:number-columns-repeated="1015"/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West Bromwich East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612">
            <text:p>612</text:p>
          </table:table-cell>
          <table:table-cell table:style-name="ce3" office:value-type="string">
            <text:p>West Bromwich East</text:p>
          </table:table-cell>
          <table:table-cell table:number-columns-repeated="1015"/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West Bromwich West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613">
            <text:p>613</text:p>
          </table:table-cell>
          <table:table-cell table:style-name="ce3" office:value-type="string">
            <text:p>West Bromwich West</text:p>
          </table:table-cell>
          <table:table-cell table:number-columns-repeated="1015"/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West Ham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614">
            <text:p>614</text:p>
          </table:table-cell>
          <table:table-cell table:style-name="ce3" office:value-type="string">
            <text:p>West Ham</text:p>
          </table:table-cell>
          <table:table-cell table:number-columns-repeated="1015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Westminster North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615">
            <text:p>615</text:p>
          </table:table-cell>
          <table:table-cell table:style-name="ce3" office:value-type="string">
            <text:p>Westminster North</text:p>
          </table:table-cell>
          <table:table-cell table:number-columns-repeated="1015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Westmorland and Lonsdal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16">
            <text:p>616</text:p>
          </table:table-cell>
          <table:table-cell table:style-name="ce3" office:value-type="string">
            <text:p>Westmorland &amp; Lonsdale</text:p>
          </table:table-cell>
          <table:table-cell table:number-columns-repeated="1015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Weston-Super-Ma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17">
            <text:p>617</text:p>
          </table:table-cell>
          <table:table-cell table:style-name="ce3" office:value-type="string">
            <text:p>Weston-Super-Mare</text:p>
          </table:table-cell>
          <table:table-cell table:number-columns-repeated="1015"/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Wigan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18">
            <text:p>618</text:p>
          </table:table-cell>
          <table:table-cell table:style-name="ce3" office:value-type="string">
            <text:p>Wigan</text:p>
          </table:table-cell>
          <table:table-cell table:number-columns-repeated="1015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North Wiltshire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619">
            <text:p>619</text:p>
          </table:table-cell>
          <table:table-cell table:style-name="ce3" office:value-type="string">
            <text:p>Wiltshire North</text:p>
          </table:table-cell>
          <table:table-cell table:number-columns-repeated="1015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South West Wilt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20">
            <text:p>620</text:p>
          </table:table-cell>
          <table:table-cell table:style-name="ce3" office:value-type="string">
            <text:p>Wiltshire South West</text:p>
          </table:table-cell>
          <table:table-cell table:number-columns-repeated="1015"/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Wimbledon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621">
            <text:p>621</text:p>
          </table:table-cell>
          <table:table-cell table:style-name="ce3" office:value-type="string">
            <text:p>Wimbledon</text:p>
          </table:table-cell>
          <table:table-cell table:number-columns-repeated="1015"/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Winchester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22">
            <text:p>622</text:p>
          </table:table-cell>
          <table:table-cell table:style-name="ce3" office:value-type="string">
            <text:p>Winchester</text:p>
          </table:table-cell>
          <table:table-cell table:number-columns-repeated="1015"/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Windsor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623">
            <text:p>623</text:p>
          </table:table-cell>
          <table:table-cell table:style-name="ce3" office:value-type="string">
            <text:p>Windsor</text:p>
          </table:table-cell>
          <table:table-cell table:number-columns-repeated="1015"/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Wirral Sou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24">
            <text:p>624</text:p>
          </table:table-cell>
          <table:table-cell table:style-name="ce3" office:value-type="string">
            <text:p>Wirral South</text:p>
          </table:table-cell>
          <table:table-cell table:number-columns-repeated="1015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Wirral West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25">
            <text:p>625</text:p>
          </table:table-cell>
          <table:table-cell table:style-name="ce3" office:value-type="string">
            <text:p>Wirral West</text:p>
          </table:table-cell>
          <table:table-cell table:number-columns-repeated="1015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Witham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26">
            <text:p>626</text:p>
          </table:table-cell>
          <table:table-cell table:style-name="ce3" office:value-type="string">
            <text:p>Witham</text:p>
          </table:table-cell>
          <table:table-cell table:number-columns-repeated="1015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Witney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627">
            <text:p>627</text:p>
          </table:table-cell>
          <table:table-cell table:style-name="ce3" office:value-type="string">
            <text:p>Witney</text:p>
          </table:table-cell>
          <table:table-cell table:number-columns-repeated="1015"/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Woking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28">
            <text:p>628</text:p>
          </table:table-cell>
          <table:table-cell table:style-name="ce3" office:value-type="string">
            <text:p>Woking</text:p>
          </table:table-cell>
          <table:table-cell table:number-columns-repeated="1015"/>
        </table:table-row>
        <table:table-row table:style-name="ro2">
          <table:table-cell office:value-type="float" office:value="637">
            <text:p>637</text:p>
          </table:table-cell>
          <table:table-cell office:value-type="string">
            <text:p>Wokingham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629">
            <text:p>629</text:p>
          </table:table-cell>
          <table:table-cell table:style-name="ce3" office:value-type="string">
            <text:p>Wokingham</text:p>
          </table:table-cell>
          <table:table-cell table:number-columns-repeated="1015"/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Wolverhampton North Eas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630">
            <text:p>630</text:p>
          </table:table-cell>
          <table:table-cell table:style-name="ce3" office:value-type="string">
            <text:p>Wolverhampton North East</text:p>
          </table:table-cell>
          <table:table-cell table:number-columns-repeated="1015"/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Wolverhampton South Eas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631">
            <text:p>631</text:p>
          </table:table-cell>
          <table:table-cell table:style-name="ce3" office:value-type="string">
            <text:p>Wolverhampton South East</text:p>
          </table:table-cell>
          <table:table-cell table:number-columns-repeated="1015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Wolverhampton South West</text:p>
          </table:table-cell>
          <table:table-cell table:style-name="ce2" office:value-type="time" office:time-value="PT04H30M00S">
            <text:p>04:30:00</text:p>
          </table:table-cell>
          <table:table-cell table:style-name="ce3" office:value-type="float" office:value="632">
            <text:p>632</text:p>
          </table:table-cell>
          <table:table-cell table:style-name="ce3" office:value-type="string">
            <text:p>Wolverhampton South West</text:p>
          </table:table-cell>
          <table:table-cell table:number-columns-repeated="1015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Worcester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33">
            <text:p>633</text:p>
          </table:table-cell>
          <table:table-cell table:style-name="ce3" office:value-type="string">
            <text:p>Worcester</text:p>
          </table:table-cell>
          <table:table-cell table:number-columns-repeated="1015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Mid Worcestershire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634">
            <text:p>634</text:p>
          </table:table-cell>
          <table:table-cell table:style-name="ce3" office:value-type="string">
            <text:p>Worcestershire Mid</text:p>
          </table:table-cell>
          <table:table-cell table:number-columns-repeated="1015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West Worcestershire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35">
            <text:p>635</text:p>
          </table:table-cell>
          <table:table-cell table:style-name="ce3" office:value-type="string">
            <text:p>Worcestershire West</text:p>
          </table:table-cell>
          <table:table-cell table:number-columns-repeated="1015"/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Workington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636">
            <text:p>636</text:p>
          </table:table-cell>
          <table:table-cell table:style-name="ce3" office:value-type="string">
            <text:p>Workington</text:p>
          </table:table-cell>
          <table:table-cell table:number-columns-repeated="1015"/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Worsley and Eccles South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37">
            <text:p>637</text:p>
          </table:table-cell>
          <table:table-cell table:style-name="ce3" office:value-type="string">
            <text:p>Worsley &amp; Eccles South</text:p>
          </table:table-cell>
          <table:table-cell table:number-columns-repeated="1015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East Worthing and Shoreham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638">
            <text:p>638</text:p>
          </table:table-cell>
          <table:table-cell table:style-name="ce3" office:value-type="string">
            <text:p>Worthing East &amp; Shoreham</text:p>
          </table:table-cell>
          <table:table-cell table:number-columns-repeated="1015"/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Worthing West</text:p>
          </table:table-cell>
          <table:table-cell table:style-name="ce2" office:value-type="time" office:time-value="PT06H00M00S">
            <text:p>06:00:00</text:p>
          </table:table-cell>
          <table:table-cell table:style-name="ce3" office:value-type="float" office:value="639">
            <text:p>639</text:p>
          </table:table-cell>
          <table:table-cell table:style-name="ce3" office:value-type="string">
            <text:p>Worthing West</text:p>
          </table:table-cell>
          <table:table-cell table:number-columns-repeated="1015"/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The Wrekin</text:p>
          </table:table-cell>
          <table:table-cell table:style-name="ce2" office:value-type="time" office:time-value="PT03H30M00S">
            <text:p>03:30:00</text:p>
          </table:table-cell>
          <table:table-cell table:style-name="ce3" office:value-type="float" office:value="640">
            <text:p>640</text:p>
          </table:table-cell>
          <table:table-cell table:style-name="ce3" office:value-type="string">
            <text:p>Wrekin, The</text:p>
          </table:table-cell>
          <table:table-cell table:number-columns-repeated="1015"/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Wrexham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641">
            <text:p>641</text:p>
          </table:table-cell>
          <table:table-cell table:style-name="ce3" office:value-type="string">
            <text:p>Wrexham</text:p>
          </table:table-cell>
          <table:table-cell table:number-columns-repeated="1015"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Wycombe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642">
            <text:p>642</text:p>
          </table:table-cell>
          <table:table-cell table:style-name="ce3" office:value-type="string">
            <text:p>Wycombe</text:p>
          </table:table-cell>
          <table:table-cell table:number-columns-repeated="1015"/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Wyre and Preston North</text:p>
          </table:table-cell>
          <table:table-cell table:style-name="ce2" office:value-type="time" office:time-value="PT03H00M00S">
            <text:p>03:00:00</text:p>
          </table:table-cell>
          <table:table-cell table:style-name="ce3" office:value-type="float" office:value="643">
            <text:p>643</text:p>
          </table:table-cell>
          <table:table-cell table:style-name="ce3" office:value-type="string">
            <text:p>Wyre &amp; Preston North</text:p>
          </table:table-cell>
          <table:table-cell table:number-columns-repeated="1015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Wyre Forest</text:p>
          </table:table-cell>
          <table:table-cell table:style-name="ce2" office:value-type="time" office:time-value="PT04H00M00S">
            <text:p>04:00:00</text:p>
          </table:table-cell>
          <table:table-cell table:style-name="ce3" office:value-type="float" office:value="644">
            <text:p>644</text:p>
          </table:table-cell>
          <table:table-cell table:style-name="ce3" office:value-type="string">
            <text:p>Wyre Forest</text:p>
          </table:table-cell>
          <table:table-cell table:number-columns-repeated="1015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Wythenshawe and Sale East</text:p>
          </table:table-cell>
          <table:table-cell table:style-name="ce2" office:value-type="time" office:time-value="PT07H00M00S">
            <text:p>07:00:00</text:p>
          </table:table-cell>
          <table:table-cell table:style-name="ce3" office:value-type="float" office:value="645">
            <text:p>645</text:p>
          </table:table-cell>
          <table:table-cell table:style-name="ce3" office:value-type="string">
            <text:p>Wythenshawe &amp; Sale East</text:p>
          </table:table-cell>
          <table:table-cell table:number-columns-repeated="1015"/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Yeovil</text:p>
          </table:table-cell>
          <table:table-cell table:style-name="ce2" office:value-type="time" office:time-value="PT02H30M00S">
            <text:p>02:30:00</text:p>
          </table:table-cell>
          <table:table-cell table:style-name="ce3" office:value-type="float" office:value="646">
            <text:p>646</text:p>
          </table:table-cell>
          <table:table-cell table:style-name="ce3" office:value-type="string">
            <text:p>Yeovil</text:p>
          </table:table-cell>
          <table:table-cell table:number-columns-repeated="1015"/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Ynys Mon</text:p>
          </table:table-cell>
          <table:table-cell table:style-name="ce2" office:value-type="time" office:time-value="PT02H00M00S">
            <text:p>02:00:00</text:p>
          </table:table-cell>
          <table:table-cell table:style-name="ce3" office:value-type="float" office:value="647">
            <text:p>647</text:p>
          </table:table-cell>
          <table:table-cell table:style-name="ce3" office:value-type="string">
            <text:p>Ynys Mon</text:p>
          </table:table-cell>
          <table:table-cell table:number-columns-repeated="1015"/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York Central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48">
            <text:p>648</text:p>
          </table:table-cell>
          <table:table-cell table:style-name="ce3" office:value-type="string">
            <text:p>York Central</text:p>
          </table:table-cell>
          <table:table-cell table:number-columns-repeated="1015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York Outer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49">
            <text:p>649</text:p>
          </table:table-cell>
          <table:table-cell table:style-name="ce3" office:value-type="string">
            <text:p>York Outer</text:p>
          </table:table-cell>
          <table:table-cell table:number-columns-repeated="1015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East Yorkshire</text:p>
          </table:table-cell>
          <table:table-cell table:style-name="ce2" office:value-type="time" office:time-value="PT05H00M00S">
            <text:p>05:00:00</text:p>
          </table:table-cell>
          <table:table-cell table:style-name="ce3" office:value-type="float" office:value="650">
            <text:p>650</text:p>
          </table:table-cell>
          <table:table-cell table:style-name="ce3" office:value-type="string">
            <text:p>Yorkshire East</text:p>
          </table:table-cell>
          <table:table-cell table:number-columns-repeated="1015"/>
        </table:table-row>
        <table:table-row table:style-name="ro2" table:number-rows-repeated="31"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2" table:number-rows-repeated="1047893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E65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15/04/2015</text:date>, <text:time>08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7M9S</meta:editing-duration>
    <meta:editing-cycles>14</meta:editing-cycles>
    <meta:generator>OpenOffice/4.1.1$Win32 OpenOffice.org_project/411m6$Build-9775</meta:generator>
    <dc:date>2015-04-15T08:21:38.08</dc:date>
    <dc:creator>p  f </dc:creator>
    <meta:document-statistic meta:table-count="3" meta:cell-count="3255" meta:object-count="0"/>
    <meta:user-defined meta:name="Info 1"/>
    <meta:user-defined meta:name="Info 2"/>
    <meta:user-defined meta:name="Info 3"/>
    <meta:user-defined meta:name="Info 4"/>
  </office:meta>
</office:document-meta>
</file>